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cbc3" officeooo:paragraph-rsid="000acbc3"/>
    </style:style>
    <style:style style:name="P2" style:family="paragraph" style:parent-style-name="Preformatted_20_Text">
      <style:text-properties fo:color="#000000" officeooo:rsid="000acbc3" officeooo:paragraph-rsid="000acbc3"/>
    </style:style>
    <style:style style:name="P3" style:family="paragraph" style:parent-style-name="Preformatted_20_Text">
      <style:text-properties officeooo:rsid="000d6490" officeooo:paragraph-rsid="000d6490"/>
    </style:style>
    <style:style style:name="T1" style:family="text">
      <style:text-properties style:font-name="DejaVu Sans Mono" fo:font-size="13.5pt"/>
    </style:style>
    <style:style style:name="T2" style:family="text">
      <style:text-properties fo:color="#008000" style:font-name="DejaVu Sans Mono" fo:font-size="13.5pt"/>
    </style:style>
    <style:style style:name="T3" style:family="text">
      <style:text-properties fo:color="#008000" style:font-name="DejaVu Sans Mono" fo:font-size="13.5pt" fo:font-weight="bold"/>
    </style:style>
    <style:style style:name="T4" style:family="text">
      <style:text-properties fo:color="#008000" style:font-name-asian="DejaVu Sans Mono" style:font-size-asian="13.5pt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emojis = [</text:span><text:span text:style-name="T3">'😄'</text:span><text:span text:style-name="T1">,</text:span><text:span text:style-name="T3">'😃'</text:span><text:span text:style-name="T1">,</text:span><text:span text:style-name="T3">'😀'</text:span><text:span text:style-name="T1">,</text:span><text:span text:style-name="T3">'😊'</text:span><text:span text:style-name="T1">,</text:span><text:span text:style-name="T3">'☺'</text:span><text:span text:style-name="T1">,</text:span><text:span text:style-name="T3">'😉'</text:span><text:span text:style-name="T1">,</text:span><text:span text:style-name="T3">'😍'</text:span><text:span text:style-name="T1">,</text:span><text:span text:style-name="T3">'😘'</text:span><text:span text:style-name="T1">,</text:span><text:span text:style-name="T3">'😚'</text:span><text:span text:style-name="T1">,</text:span><text:span text:style-name="T3">'😗'</text:span><text:span text:style-name="T1">,</text:span><text:span text:style-name="T3">'😙'</text:span><text:span text:style-name="T1">,</text:span><text:span text:style-name="T3">'😜'</text:span><text:span text:style-name="T1">,</text:span><text:span text:style-name="T3">'😝'</text:span><text:span text:style-name="T1">,</text:span><text:span text:style-name="T3">'😛'</text:span><text:span text:style-name="T1">,</text:span><text:span text:style-name="T3">'😳'</text:span><text:span text:style-name="T1">,</text:span><text:span text:style-name="T3">'😁'</text:span><text:span text:style-name="T1">,</text:span><text:span text:style-name="T3">'😔'</text:span><text:span text:style-name="T1">,</text:span><text:span text:style-name="T3">'😌'</text:span><text:span text:style-name="T1">,</text:span><text:span text:style-name="T3">'😒'</text:span><text:span text:style-name="T1">,</text:span><text:span text:style-name="T3">'😞'</text:span><text:span text:style-name="T1">,</text:span><text:span text:style-name="T3">'😣'</text:span><text:span text:style-name="T1">,</text:span><text:span text:style-name="T3">'😢'</text:span><text:span text:style-name="T1">,</text:span><text:span text:style-name="T3">'😂'</text:span><text:span text:style-name="T1">,</text:span><text:span text:style-name="T3">'😭'</text:span><text:span text:style-name="T1">,</text:span><text:span text:style-name="T3">'😪'</text:span><text:span text:style-name="T1">,</text:span><text:span text:style-name="T3">'😥'</text:span><text:span text:style-name="T1">,</text:span><text:span text:style-name="T3">'😰'</text:span><text:span text:style-name="T1">,</text:span><text:span text:style-name="T3">'😅'</text:span><text:span text:style-name="T1">,</text:span><text:span text:style-name="T3">'😓'</text:span><text:span text:style-name="T1">,</text:span><text:span text:style-name="T3">'😩'</text:span><text:span text:style-name="T1">,</text:span><text:span text:style-name="T3">'😫'</text:span><text:span text:style-name="T1">,</text:span><text:span text:style-name="T3">'😨'</text:span><text:span text:style-name="T1">,</text:span><text:span text:style-name="T3">'😱'</text:span><text:span text:style-name="T1">,</text:span><text:span text:style-name="T3">'😠'</text:span><text:span text:style-name="T1">,</text:span><text:span text:style-name="T3">'😡'</text:span><text:span text:style-name="T1">,</text:span><text:span text:style-name="T3">'😤'</text:span><text:span text:style-name="T1">,</text:span><text:span text:style-name="T3">'😖'</text:span><text:span text:style-name="T1">,</text:span><text:span text:style-name="T3">'😆'</text:span><text:span text:style-name="T1">,</text:span><text:span text:style-name="T3">'😋'</text:span><text:span text:style-name="T1">,</text:span><text:span text:style-name="T3">'😷'</text:span><text:span text:style-name="T1">,</text:span><text:span text:style-name="T3">'😎'</text:span><text:span text:style-name="T1">,</text:span><text:span text:style-name="T3">'😴'</text:span><text:span text:style-name="T1">,</text:span><text:span text:style-name="T3">'😵'</text:span><text:span text:style-name="T1">,</text:span><text:span text:style-name="T3">'😲'</text:span><text:span text:style-name="T1">,</text:span><text:span text:style-name="T3">'😟'</text:span><text:span text:style-name="T1">,</text:span><text:span text:style-name="T3">'😦'</text:span><text:span text:style-name="T1">,</text:span><text:span text:style-name="T3">'😧'</text:span><text:span text:style-name="T1">,</text:span><text:span text:style-name="T3">'😈'</text:span><text:span text:style-name="T1">,</text:span><text:span text:style-name="T3">'👿'</text:span><text:span text:style-name="T1">,</text:span><text:span text:style-name="T3">'😮'</text:span><text:span text:style-name="T1">,</text:span><text:span text:style-name="T3">'😬'</text:span><text:span text:style-name="T1">,</text:span><text:span text:style-name="T3">'😐'</text:span><text:span text:style-name="T1">,</text:span><text:span text:style-name="T3">'😕'</text:span><text:span text:style-name="T1">,</text:span><text:span text:style-name="T3">'😯'</text:span><text:span text:style-name="T1">,</text:span><text:span text:style-name="T3">'😶'</text:span><text:span text:style-name="T1">,</text:span><text:span text:style-name="T3">'😇'</text:span><text:span text:style-name="T1">,</text:span><text:span text:style-name="T3">'😏'</text:span><text:span text:style-name="T1">,</text:span><text:span text:style-name="T3">'😑'</text:span><text:span text:style-name="T1">,</text:span><text:span text:style-name="T3">'👲'</text:span><text:span text:style-name="T1">,</text:span><text:span text:style-name="T3">'🏻'</text:span><text:span text:style-name="T1">,</text:span><text:span text:style-name="T3">'👲'</text:span><text:span text:style-name="T1">,</text:span><text:span text:style-name="T3">'🏼'</text:span><text:span text:style-name="T1">,</text:span><text:span text:style-name="T3">'👲'</text:span><text:span text:style-name="T1">,</text:span><text:span text:style-name="T3">'🏽'</text:span><text:span text:style-name="T1">,</text:span><text:span text:style-name="T3">'👲'</text:span><text:span text:style-name="T1">,</text:span><text:span text:style-name="T3">'🏾'</text:span><text:span text:style-name="T1">,</text:span><text:span text:style-name="T3">'👲'</text:span><text:span text:style-name="T1">,</text:span><text:span text:style-name="T3">'🏿'</text:span><text:span text:style-name="T1">,</text:span><text:span text:style-name="T3">'👲'</text:span><text:span text:style-name="T1">,</text:span><text:span text:style-name="T3">'👳'</text:span><text:span text:style-name="T1">,</text:span><text:span text:style-name="T3">'🏻'</text:span><text:span text:style-name="T1">,</text:span><text:span text:style-name="T3">'👳'</text:span><text:span text:style-name="T1">,</text:span><text:span text:style-name="T3">'🏼'</text:span><text:span text:style-name="T1">,</text:span><text:span text:style-name="T3">'👳'</text:span><text:span text:style-name="T1">,</text:span><text:span text:style-name="T3">'🏽'</text:span><text:span text:style-name="T1">,</text:span><text:span text:style-name="T3">'👳'</text:span><text:span text:style-name="T1">,</text:span><text:span text:style-name="T3">'🏾'</text:span><text:span text:style-name="T1">,</text:span><text:span text:style-name="T3">'👳'</text:span><text:span text:style-name="T1">,</text:span><text:span text:style-name="T3">'🏿'</text:span><text:span text:style-name="T1">,</text:span><text:span text:style-name="T3">'👳'</text:span><text:span text:style-name="T1">,</text:span><text:span text:style-name="T3">'👮'</text:span><text:span text:style-name="T1">,</text:span><text:span text:style-name="T3">'🏻'</text:span><text:span text:style-name="T1">,</text:span><text:span text:style-name="T3">'👮'</text:span><text:span text:style-name="T1">,</text:span><text:span text:style-name="T3">'🏼'</text:span><text:span text:style-name="T1">,</text:span><text:span text:style-name="T3">'👮'</text:span><text:span text:style-name="T1">,</text:span><text:span text:style-name="T3">'🏽'</text:span><text:span text:style-name="T1">,</text:span><text:span text:style-name="T3">'👮'</text:span><text:span text:style-name="T1">,</text:span><text:span text:style-name="T3">'🏾'</text:span><text:span text:style-name="T1">,</text:span><text:span text:style-name="T3">'👮'</text:span><text:span text:style-name="T1">,</text:span><text:span text:style-name="T3">'🏿'</text:span><text:span text:style-name="T1">,</text:span><text:span text:style-name="T3">'👮'</text:span><text:span text:style-name="T1">,</text:span><text:span text:style-name="T3">'👷'</text:span><text:span text:style-name="T1">,</text:span><text:span text:style-name="T3">'🏻'</text:span><text:span text:style-name="T1">,</text:span><text:span text:style-name="T3">'👷'</text:span><text:span text:style-name="T1">,</text:span><text:span text:style-name="T3">'🏼'</text:span><text:span text:style-name="T1">,</text:span><text:span text:style-name="T3">'👷'</text:span><text:span text:style-name="T1">,</text:span><text:span text:style-name="T3">'🏽'</text:span><text:span text:style-name="T1">,</text:span><text:span text:style-name="T3">'👷'</text:span><text:span text:style-name="T1">,</text:span><text:span text:style-name="T3">'🏾'</text:span><text:span text:style-name="T1">,</text:span><text:span text:style-name="T3">'👷'</text:span><text:span text:style-name="T1">,</text:span><text:span text:style-name="T3">'🏿'</text:span><text:span text:style-name="T1">,</text:span><text:span text:style-name="T3">'👷'</text:span><text:span text:style-name="T1">,</text:span><text:span text:style-name="T3">'💂'</text:span><text:span text:style-name="T1">,</text:span><text:span text:style-name="T3">'🏻'</text:span><text:span text:style-name="T1">,</text:span><text:span text:style-name="T3">'💂'</text:span><text:span text:style-name="T1">,</text:span><text:span text:style-name="T3">'🏼'</text:span><text:span text:style-name="T1">,</text:span><text:span text:style-name="T3">'💂'</text:span><text:span text:style-name="T1">,</text:span><text:span text:style-name="T3">'🏽'</text:span><text:span text:style-name="T1">,</text:span><text:span text:style-name="T3">'💂'</text:span><text:span text:style-name="T1">,</text:span><text:span text:style-name="T3">'🏾'</text:span><text:span text:style-name="T1">,</text:span><text:span text:style-name="T3">'💂'</text:span><text:span text:style-name="T1">,</text:span><text:span text:style-name="T3">'🏿'</text:span><text:span text:style-name="T1">,</text:span><text:span text:style-name="T3">'💂'</text:span><text:span text:style-name="T1">,</text:span><text:span text:style-name="T3">'👶'</text:span><text:span text:style-name="T1">,</text:span><text:span text:style-name="T3">'🏻'</text:span><text:span text:style-name="T1">,</text:span><text:span text:style-name="T3">'👶'</text:span><text:span text:style-name="T1">,</text:span><text:span text:style-name="T3">'🏼'</text:span><text:span text:style-name="T1">,</text:span><text:span text:style-name="T3">'👶'</text:span><text:span text:style-name="T1">,</text:span><text:span text:style-name="T3">'🏽'</text:span><text:span text:style-name="T1">,</text:span><text:span text:style-name="T3">'👶'</text:span><text:span text:style-name="T1">,</text:span><text:span text:style-name="T3">'🏾'</text:span><text:span text:style-name="T1">,</text:span><text:span text:style-name="T3">'👶'</text:span><text:span text:style-name="T1">,</text:span><text:span text:style-name="T3">'🏿'</text:span><text:span text:style-name="T1">,</text:span><text:span text:style-name="T3">'👶'</text:span><text:span text:style-name="T1">,</text:span><text:span text:style-name="T3">'👦'</text:span><text:span text:style-name="T1">,</text:span><text:span text:style-name="T3">'🏻'</text:span><text:span text:style-name="T1">,</text:span><text:span text:style-name="T3">'👦'</text:span><text:span text:style-name="T1">,</text:span><text:span text:style-name="T3">'🏼'</text:span><text:span text:style-name="T1">,</text:span><text:span text:style-name="T3">'👦'</text:span><text:span text:style-name="T1">,</text:span><text:span text:style-name="T3">'🏽'</text:span><text:span text:style-name="T1">,</text:span><text:span text:style-name="T3">'👦'</text:span><text:span text:style-name="T1">,</text:span><text:span text:style-name="T3">'🏾'</text:span><text:span text:style-name="T1">,</text:span><text:span text:style-name="T3">'👦'</text:span><text:span text:style-name="T1">,</text:span><text:span text:style-name="T3">'🏿'</text:span><text:span text:style-name="T1">,</text:span><text:span text:style-name="T3">'👦'</text:span><text:span text:style-name="T1">,</text:span><text:span text:style-name="T3">'👧'</text:span><text:span text:style-name="T1">,</text:span><text:span text:style-name="T3">'🏻'</text:span><text:span text:style-name="T1">,</text:span><text:span text:style-name="T3">'👧'</text:span><text:span text:style-name="T1">,</text:span><text:span text:style-name="T3">'🏼'</text:span><text:span text:style-name="T1">,</text:span><text:span text:style-name="T3">'👧'</text:span><text:span text:style-name="T1">,</text:span><text:span text:style-name="T3">'🏽'</text:span><text:span text:style-name="T1">,</text:span><text:span text:style-name="T3">'👧'</text:span><text:span text:style-name="T1">,</text:span><text:span text:style-name="T3">'🏾'</text:span><text:span text:style-name="T1">,</text:span><text:span text:style-name="T3">'👧'</text:span><text:span text:style-name="T1">,</text:span><text:span text:style-name="T3">'🏿'</text:span><text:span text:style-name="T1">,</text:span><text:span text:style-name="T3">'👧'</text:span><text:span text:style-name="T1">,</text:span><text:span text:style-name="T3">'👨'</text:span><text:span text:style-name="T1">,</text:span><text:span text:style-name="T3">'🏻'</text:span><text:span text:style-name="T1">,</text:span><text:span text:style-name="T3">'👨'</text:span><text:span text:style-name="T1">,</text:span><text:span text:style-name="T3">'🏼'</text:span><text:span text:style-name="T1">,</text:span><text:span text:style-name="T3">'👨'</text:span><text:span text:style-name="T1">,</text:span><text:span text:style-name="T3">'🏽'</text:span><text:span text:style-name="T1">,</text:span><text:span text:style-name="T3">'👨'</text:span><text:span text:style-name="T1">,</text:span><text:span text:style-name="T3">'🏾'</text:span><text:span text:style-name="T1">,</text:span><text:span text:style-name="T3">'👨'</text:span><text:span text:style-name="T1">,</text:span><text:span text:style-name="T3">'🏿'</text:span><text:span text:style-name="T1">,</text:span><text:span text:style-name="T3">'👨'</text:span><text:span text:style-name="T1">,</text:span><text:span text:style-name="T3">'👩'</text:span><text:span text:style-name="T1">,</text:span><text:span text:style-name="T3">'🏻'</text:span><text:span text:style-name="T1">,</text:span><text:span text:style-name="T3">'👩'</text:span><text:span text:style-name="T1">,</text:span><text:span text:style-name="T3">'🏼'</text:span><text:span text:style-name="T1">,</text:span><text:span text:style-name="T3">'👩'</text:span><text:span text:style-name="T1">,</text:span><text:span text:style-name="T3">'🏽'</text:span><text:span text:style-name="T1">,</text:span><text:span text:style-name="T3">'👩'</text:span><text:span text:style-name="T1">,</text:span><text:span text:style-name="T3">'🏾'</text:span><text:span text:style-name="T1">,</text:span><text:span text:style-name="T3">'👩'</text:span><text:span text:style-name="T1">,</text:span><text:span text:style-name="T3">'🏿'</text:span><text:span text:style-name="T1">,</text:span><text:span text:style-name="T3">'👩'</text:span><text:span text:style-name="T1">,</text:span><text:span text:style-name="T3">'👴'</text:span><text:span text:style-name="T1">,</text:span><text:span text:style-name="T3">'🏻'</text:span><text:span text:style-name="T1">,</text:span><text:span text:style-name="T3">'👴'</text:span><text:span text:style-name="T1">,</text:span><text:span text:style-name="T3">'🏼'</text:span><text:span text:style-name="T1">,</text:span><text:span text:style-name="T3">'👴'</text:span><text:span text:style-name="T1">,</text:span><text:span text:style-name="T3">'🏽'</text:span><text:span text:style-name="T1">,</text:span><text:span text:style-name="T3">'👴'</text:span><text:span text:style-name="T1">,</text:span><text:span text:style-name="T3">'🏾'</text:span><text:span text:style-name="T1">,</text:span><text:span text:style-name="T3">'👴'</text:span><text:span text:style-name="T1">,</text:span><text:span text:style-name="T3">'🏿'</text:span><text:span text:style-name="T1">,</text:span><text:span text:style-name="T3">'👴'</text:span><text:span text:style-name="T1">,</text:span><text:span text:style-name="T3">'👵'</text:span><text:span text:style-name="T1">,</text:span><text:span text:style-name="T3">'🏻'</text:span><text:span text:style-name="T1">,</text:span><text:span text:style-name="T3">'👵'</text:span><text:span text:style-name="T1">,</text:span><text:span text:style-name="T3">'🏼'</text:span><text:span text:style-name="T1">,</text:span><text:span text:style-name="T3">'👵'</text:span><text:span text:style-name="T1">,</text:span><text:span text:style-name="T3">'🏽'</text:span><text:span text:style-name="T1">,</text:span><text:span text:style-name="T3">'👵'</text:span><text:span text:style-name="T1">,</text:span><text:span text:style-name="T3">'🏾'</text:span><text:span text:style-name="T1">,</text:span><text:span text:style-name="T3">'👵'</text:span><text:span text:style-name="T1">,</text:span><text:span text:style-name="T3">'🏿'</text:span><text:span text:style-name="T1">,</text:span><text:span text:style-name="T3">'👵'</text:span><text:span text:style-name="T1">,</text:span><text:span text:style-name="T3">'👱'</text:span><text:span text:style-name="T1">,</text:span><text:span text:style-name="T3">'🏻'</text:span><text:span text:style-name="T1">,</text:span><text:span text:style-name="T3">'👱'</text:span><text:span text:style-name="T1">,</text:span><text:span text:style-name="T3">'🏼'</text:span><text:span text:style-name="T1">,</text:span><text:span text:style-name="T3">'👱'</text:span><text:span text:style-name="T1">,</text:span><text:span text:style-name="T3">'🏽'</text:span><text:span text:style-name="T1">,</text:span><text:span text:style-name="T3">'👱'</text:span><text:span text:style-name="T1">,</text:span><text:span text:style-name="T3">'🏾'</text:span><text:span text:style-name="T1">,</text:span><text:span text:style-name="T3">'👱'</text:span><text:span text:style-name="T1">,</text:span><text:span text:style-name="T3">'🏿'</text:span><text:span text:style-name="T1">,</text:span><text:span text:style-name="T3">'👱'</text:span><text:span text:style-name="T1">,</text:span><text:span text:style-name="T3">'👼'</text:span><text:span text:style-name="T1">,</text:span><text:span text:style-name="T3">'🏻'</text:span><text:span text:style-name="T1">,</text:span><text:span text:style-name="T3">'👼'</text:span><text:span text:style-name="T1">,</text:span><text:span text:style-name="T3">'🏼'</text:span><text:span text:style-name="T1">,</text:span><text:span text:style-name="T3">'👼'</text:span><text:span text:style-name="T1">,</text:span><text:span text:style-name="T3">'🏽'</text:span><text:span text:style-name="T1">,</text:span><text:span text:style-name="T3">'👼'</text:span><text:span text:style-name="T1">,</text:span><text:span text:style-name="T3">'🏾'</text:span><text:span text:style-name="T1">,</text:span><text:span text:style-name="T3">'👼'</text:span><text:span text:style-name="T1">,</text:span><text:span text:style-name="T3">'🏿'</text:span><text:span text:style-name="T1">,</text:span><text:span text:style-name="T3">'👼'</text:span><text:span text:style-name="T1">,</text:span><text:span text:style-name="T3">'👸'</text:span><text:span text:style-name="T1">,</text:span><text:span text:style-name="T3">'🏻'</text:span><text:span text:style-name="T1">,</text:span><text:span text:style-name="T3">'👸'</text:span><text:span text:style-name="T1">,</text:span><text:span text:style-name="T3">'🏼'</text:span><text:span text:style-name="T1">,</text:span><text:span text:style-name="T3">'👸'</text:span><text:span text:style-name="T1">,</text:span><text:span text:style-name="T3">'🏽'</text:span><text:span text:style-name="T1">,</text:span><text:span text:style-name="T3">'👸'</text:span><text:span text:style-name="T1">,</text:span><text:span text:style-name="T3">'🏾'</text:span><text:span text:style-name="T1">,</text:span><text:span text:style-name="T3">'👸'</text:span><text:span text:style-name="T1">,</text:span><text:span text:style-name="T3">'🏿'</text:span><text:span text:style-name="T1">,</text:span><text:span text:style-name="T3">'👸'</text:span><text:span text:style-name="T1">,</text:span><text:span text:style-name="T3">'😺'</text:span><text:span text:style-name="T1">,</text:span><text:span text:style-name="T3">'😸'</text:span><text:span text:style-name="T1">,</text:span><text:span text:style-name="T3">'😻'</text:span><text:span text:style-name="T1">,</text:span><text:span text:style-name="T3">'😽'</text:span><text:span text:style-name="T1">,</text:span><text:span text:style-name="T3">'😼'</text:span><text:span text:style-name="T1">,</text:span><text:span text:style-name="T3">'🙀'</text:span><text:span text:style-name="T1">,</text:span><text:span text:style-name="T3">'😿'</text:span><text:span text:style-name="T1">,</text:span><text:span text:style-name="T3">'😹'</text:span><text:span text:style-name="T1">,</text:span><text:span text:style-name="T3">'😾'</text:span><text:span text:style-name="T1">,</text:span><text:span text:style-name="T3">'👹'</text:span><text:span text:style-name="T1">,</text:span><text:span text:style-name="T3">'👺'</text:span><text:span text:style-name="T1">,</text:span><text:span text:style-name="T3">'🙈'</text:span><text:span text:style-name="T1">,</text:span><text:span text:style-name="T3">'🙉'</text:span><text:span text:style-name="T1">,</text:span><text:span text:style-name="T3">'🙊'</text:span><text:span text:style-name="T1">,</text:span><text:span text:style-name="T3">'💀'</text:span><text:span text:style-name="T1">,</text:span><text:span text:style-name="T3">'👽'</text:span><text:span text:style-name="T1">,</text:span><text:span text:style-name="T3">'💩'</text:span><text:span text:style-name="T1">,</text:span><text:span text:style-name="T3">'🔥'</text:span><text:span text:style-name="T1">,</text:span><text:span text:style-name="T3">'✨'</text:span><text:span text:style-name="T1">,</text:span><text:span text:style-name="T3">'🌟'</text:span><text:span text:style-name="T1">,</text:span><text:span text:style-name="T3">'💫'</text:span><text:span text:style-name="T1">,</text:span><text:span text:style-name="T3">'💥'</text:span><text:span text:style-name="T1">,</text:span><text:span text:style-name="T3">'💢'</text:span><text:span text:style-name="T1">,</text:span><text:span text:style-name="T3">'💦'</text:span><text:span text:style-name="T1">,</text:span><text:span text:style-name="T3">'💧'</text:span><text:span text:style-name="T1">,</text:span><text:span text:style-name="T3">'💤'</text:span><text:span text:style-name="T1">,</text:span><text:span text:style-name="T3">'💨'</text:span><text:span text:style-name="T1">,</text:span><text:span text:style-name="T3">'👂'</text:span><text:span text:style-name="T1">,</text:span><text:span text:style-name="T3">'🏻'</text:span><text:span text:style-name="T1">,</text:span><text:span text:style-name="T3">'👂'</text:span><text:span text:style-name="T1">,</text:span><text:span text:style-name="T3">'🏼'</text:span><text:span text:style-name="T1">,</text:span><text:span text:style-name="T3">'👂'</text:span><text:span text:style-name="T1">,</text:span><text:span text:style-name="T3">'🏽'</text:span><text:span text:style-name="T1">,</text:span><text:span text:style-name="T3">'👂'</text:span><text:span text:style-name="T1">,</text:span><text:span text:style-name="T3">'🏾'</text:span><text:span text:style-name="T1">,</text:span><text:span text:style-name="T3">'👂'</text:span><text:span text:style-name="T1">,</text:span><text:span text:style-name="T3">'🏿'</text:span><text:span text:style-name="T1">,</text:span><text:span text:style-name="T3">'👂'</text:span><text:span text:style-name="T1">,</text:span><text:span text:style-name="T3">'👀'</text:span><text:span text:style-name="T1">,</text:span><text:span text:style-name="T3">'👃'</text:span><text:span text:style-name="T1">,</text:span><text:span text:style-name="T3">'🏻'</text:span><text:span text:style-name="T1">,</text:span><text:span text:style-name="T3">'👃'</text:span><text:span text:style-name="T1">,</text:span><text:span text:style-name="T3">'🏼'</text:span><text:span text:style-name="T1">,</text:span><text:span text:style-name="T3">'👃'</text:span><text:span text:style-name="T1">,</text:span><text:span text:style-name="T3">'🏽'</text:span><text:span text:style-name="T1">,</text:span><text:span text:style-name="T3">'👃'</text:span><text:span text:style-name="T1">,</text:span><text:span text:style-name="T3">'🏾'</text:span><text:span text:style-name="T1">,</text:span><text:span text:style-name="T3">'👃'</text:span><text:span text:style-name="T1">,</text:span><text:span text:style-name="T3">'🏿'</text:span><text:span text:style-name="T1">,</text:span><text:span text:style-name="T3">'👃'</text:span><text:span text:style-name="T1">,</text:span><text:span text:style-name="T3">'👅'</text:span><text:span text:style-name="T1">,</text:span><text:span text:style-name="T3">'👄'</text:span><text:span text:style-name="T1">,</text:span><text:span text:style-name="T3">'👍'</text:span><text:span text:style-name="T1">,</text:span><text:span text:style-name="T3">'🏻'</text:span><text:span text:style-name="T1">,</text:span><text:span text:style-name="T3">'👍'</text:span><text:span text:style-name="T1">,</text:span><text:span text:style-name="T3">'🏼'</text:span><text:span text:style-name="T1">,</text:span><text:span text:style-name="T3">'👍'</text:span><text:span text:style-name="T1">,</text:span><text:span text:style-name="T3">'🏽'</text:span><text:span text:style-name="T1">,</text:span><text:span text:style-name="T3">'👍'</text:span><text:span text:style-name="T1">,</text:span><text:span text:style-name="T3">'🏾'</text:span><text:span text:style-name="T1">,</text:span><text:span text:style-name="T3">'👍'</text:span><text:span text:style-name="T1">,</text:span><text:span text:style-name="T3">'🏿'</text:span><text:span text:style-name="T1">,</text:span><text:span text:style-name="T3">'👍'</text:span><text:span text:style-name="T1">,</text:span><text:span text:style-name="T3">'👎'</text:span><text:span text:style-name="T1">,</text:span><text:span text:style-name="T3">'🏻'</text:span><text:span text:style-name="T1">,</text:span><text:span text:style-name="T3">'👎'</text:span><text:span text:style-name="T1">,</text:span><text:span text:style-name="T3">'🏼'</text:span><text:span text:style-name="T1">,</text:span><text:span text:style-name="T3">'👎'</text:span><text:span text:style-name="T1">,</text:span><text:span text:style-name="T3">'🏽'</text:span><text:span text:style-name="T1">,</text:span><text:span text:style-name="T3">'👎'</text:span><text:span text:style-name="T1">,</text:span><text:span text:style-name="T3">'🏾'</text:span><text:span text:style-name="T1">,</text:span><text:span text:style-name="T3">'👎'</text:span><text:span text:style-name="T1">,</text:span><text:span text:style-name="T3">'🏿'</text:span><text:span text:style-name="T1">,</text:span><text:span text:style-name="T3">'👎'</text:span><text:span text:style-name="T1">,</text:span><text:span text:style-name="T3">'👌'</text:span><text:span text:style-name="T1">,</text:span><text:span text:style-name="T3">'🏻'</text:span><text:span text:style-name="T1">,</text:span><text:span text:style-name="T3">'👌'</text:span><text:span text:style-name="T1">,</text:span><text:span text:style-name="T3">'🏼'</text:span><text:span text:style-name="T1">,</text:span><text:span text:style-name="T3">'👌'</text:span><text:span text:style-name="T1">,</text:span><text:span text:style-name="T3">'🏽'</text:span><text:span text:style-name="T1">,</text:span><text:span text:style-name="T3">'👌'</text:span><text:span text:style-name="T1">,</text:span><text:span text:style-name="T3">'🏾'</text:span><text:span text:style-name="T1">,</text:span><text:span text:style-name="T3">'👌'</text:span><text:span text:style-name="T1">,</text:span><text:span text:style-name="T3">'🏿'</text:span><text:span text:style-name="T1">,</text:span><text:span text:style-name="T3">'👌'</text:span><text:span text:style-name="T1">,</text:span><text:span text:style-name="T3">'👊'</text:span><text:span text:style-name="T1">,</text:span><text:span text:style-name="T3">'🏻'</text:span><text:span text:style-name="T1">,</text:span><text:span text:style-name="T3">'👊'</text:span><text:span text:style-name="T1">,</text:span><text:span text:style-name="T3">'🏼'</text:span><text:span text:style-name="T1">,</text:span><text:span text:style-name="T3">'👊'</text:span><text:span text:style-name="T1">,</text:span><text:span text:style-name="T3">'🏽'</text:span><text:span text:style-name="T1">,</text:span><text:span text:style-name="T3">'👊'</text:span><text:span text:style-name="T1">,</text:span><text:span text:style-name="T3">'🏾'</text:span><text:span text:style-name="T1">,</text:span><text:span text:style-name="T3">'👊'</text:span><text:span text:style-name="T1">,</text:span><text:span text:style-name="T3">'🏿'</text:span><text:span text:style-name="T1">,</text:span><text:span text:style-name="T3">'👊'</text:span><text:span text:style-name="T1">,</text:span><text:span text:style-name="T3">'✊'</text:span><text:span text:style-name="T1">,</text:span><text:span text:style-name="T3">'🏻'</text:span><text:span text:style-name="T1">,</text:span><text:span text:style-name="T3">'✊'</text:span><text:span text:style-name="T1">,</text:span><text:span text:style-name="T3">'🏼'</text:span><text:span text:style-name="T1">,</text:span><text:span text:style-name="T3">'✊'</text:span><text:span text:style-name="T1">,</text:span><text:span text:style-name="T3">'🏽'</text:span><text:span text:style-name="T1">,</text:span><text:span text:style-name="T3">'✊'</text:span><text:span text:style-name="T1">,</text:span><text:span text:style-name="T3">'🏾'</text:span><text:span text:style-name="T1">,</text:span><text:span text:style-name="T3">'✊'</text:span><text:span text:style-name="T1">,</text:span><text:span text:style-name="T3">'🏿'</text:span><text:span text:style-name="T1">,</text:span><text:span text:style-name="T3">'✊'</text:span><text:span text:style-name="T1">,</text:span><text:span text:style-name="T3">'✌'</text:span><text:span text:style-name="T1">,</text:span><text:span text:style-name="T3">'🏻'</text:span><text:span text:style-name="T1">,</text:span><text:span text:style-name="T3">'✌'</text:span><text:span text:style-name="T1">,</text:span><text:span text:style-name="T3">'🏼'</text:span><text:span text:style-name="T1">,</text:span><text:span text:style-name="T3">'✌'</text:span><text:span text:style-name="T1">,</text:span><text:span text:style-name="T3">'🏽'</text:span><text:span text:style-name="T1">,</text:span><text:span text:style-name="T3">'✌'</text:span><text:span text:style-name="T1">,</text:span><text:span text:style-name="T3">'🏾'</text:span><text:span text:style-name="T1">,</text:span><text:span text:style-name="T3">'✌'</text:span><text:span text:style-name="T1">,</text:span><text:span text:style-name="T3">'🏿'</text:span><text:span text:style-name="T1">,</text:span><text:span text:style-name="T3">'✌'</text:span><text:span text:style-name="T1">,</text:span><text:span text:style-name="T3">'👋'</text:span><text:span text:style-name="T1">,</text:span><text:span text:style-name="T3">'🏻'</text:span><text:span text:style-name="T1">,</text:span><text:span text:style-name="T3">'👋'</text:span><text:span text:style-name="T1">,</text:span><text:span text:style-name="T3">'🏼'</text:span><text:span text:style-name="T1">,</text:span><text:span text:style-name="T3">'👋'</text:span><text:span text:style-name="T1">,</text:span><text:span text:style-name="T3">'🏽'</text:span><text:span text:style-name="T1">,</text:span><text:span text:style-name="T3">'👋'</text:span><text:span text:style-name="T1">,</text:span><text:span text:style-name="T3">'🏾'</text:span><text:span text:style-name="T1">,</text:span><text:span text:style-name="T3">'👋'</text:span><text:span text:style-name="T1">,</text:span><text:span text:style-name="T3">'🏿'</text:span><text:span text:style-name="T1">,</text:span><text:span text:style-name="T3">'👋'</text:span><text:span text:style-name="T1">,</text:span><text:span text:style-name="T3">'✋'</text:span><text:span text:style-name="T1">,</text:span><text:span text:style-name="T3">'🏻'</text:span><text:span text:style-name="T1">,</text:span><text:span text:style-name="T3">'✋'</text:span><text:span text:style-name="T1">,</text:span><text:span text:style-name="T3">'🏼'</text:span><text:span text:style-name="T1">,</text:span><text:span text:style-name="T3">'✋'</text:span><text:span text:style-name="T1">,</text:span><text:span text:style-name="T3">'🏽'</text:span><text:span text:style-name="T1">,</text:span><text:span text:style-name="T3">'✋'</text:span><text:span text:style-name="T1">,</text:span><text:span text:style-name="T3">'🏾'</text:span><text:span text:style-name="T1">,</text:span><text:span text:style-name="T3">'✋'</text:span><text:span text:style-name="T1">,</text:span><text:span text:style-name="T3">'🏿'</text:span><text:span text:style-name="T1">,</text:span><text:span text:style-name="T3">'✋'</text:span><text:span text:style-name="T1">,</text:span><text:span text:style-name="T3">'👐'</text:span><text:span text:style-name="T1">,</text:span><text:span text:style-name="T3">'🏻'</text:span><text:span text:style-name="T1">,</text:span><text:span text:style-name="T3">'👐'</text:span><text:span text:style-name="T1">,</text:span><text:span text:style-name="T3">'🏼'</text:span><text:span text:style-name="T1">,</text:span><text:span text:style-name="T3">'👐'</text:span><text:span text:style-name="T1">,</text:span><text:span text:style-name="T3">'🏽'</text:span><text:span text:style-name="T1">,</text:span><text:span text:style-name="T3">'👐'</text:span><text:span text:style-name="T1">,</text:span><text:span text:style-name="T3">'🏾'</text:span><text:span text:style-name="T1">,</text:span><text:span text:style-name="T3">'👐'</text:span><text:span text:style-name="T1">,</text:span><text:span text:style-name="T3">'🏿'</text:span><text:span text:style-name="T1">,</text:span><text:span text:style-name="T3">'👐'</text:span><text:span text:style-name="T1">,</text:span><text:span text:style-name="T3">'👆'</text:span><text:span text:style-name="T1">,</text:span><text:span text:style-name="T3">'🏻'</text:span><text:span text:style-name="T1">,</text:span><text:span text:style-name="T3">'👆'</text:span><text:span text:style-name="T1">,</text:span><text:span text:style-name="T3">'🏼'</text:span><text:span text:style-name="T1">,</text:span><text:span text:style-name="T3">'👆'</text:span><text:span text:style-name="T1">,</text:span><text:span text:style-name="T3">'🏽'</text:span><text:span text:style-name="T1">,</text:span><text:span text:style-name="T3">'👆'</text:span><text:span text:style-name="T1">,</text:span><text:span text:style-name="T3">'🏾'</text:span><text:span text:style-name="T1">,</text:span><text:span text:style-name="T3">'👆'</text:span><text:span text:style-name="T1">,</text:span><text:span text:style-name="T3">'🏿'</text:span><text:span text:style-name="T1">,</text:span><text:span text:style-name="T3">'👆'</text:span><text:span text:style-name="T1">,</text:span><text:span text:style-name="T3">'👇'</text:span><text:span text:style-name="T1">,</text:span><text:span text:style-name="T3">'🏻'</text:span><text:span text:style-name="T1">,</text:span><text:span text:style-name="T3">'👇'</text:span><text:span text:style-name="T1">,</text:span><text:span text:style-name="T3">'🏼'</text:span><text:span text:style-name="T1">,</text:span><text:span text:style-name="T3">'👇'</text:span><text:span text:style-name="T1">,</text:span><text:span text:style-name="T3">'🏽'</text:span><text:span text:style-name="T1">,</text:span><text:span text:style-name="T3">'👇'</text:span><text:span text:style-name="T1">,</text:span><text:span text:style-name="T3">'🏾'</text:span><text:span text:style-name="T1">,</text:span><text:span text:style-name="T3">'👇'</text:span><text:span text:style-name="T1">,</text:span><text:span text:style-name="T3">'🏿'</text:span><text:span text:style-name="T1">,</text:span><text:span text:style-name="T3">'👇'</text:span><text:span text:style-name="T1">,</text:span><text:span text:style-name="T3">'👉'</text:span><text:span text:style-name="T1">,</text:span><text:span text:style-name="T3">'🏻'</text:span><text:span text:style-name="T1">,</text:span><text:span text:style-name="T3">'👉'</text:span><text:span text:style-name="T1">,</text:span><text:span text:style-name="T3">'🏼'</text:span><text:span text:style-name="T1">,</text:span><text:span text:style-name="T3">'👉'</text:span><text:span text:style-name="T1">,</text:span><text:span text:style-name="T3">'🏽'</text:span><text:span text:style-name="T1">,</text:span><text:span text:style-name="T3">'👉'</text:span><text:span text:style-name="T1">,</text:span><text:span text:style-name="T3">'🏾'</text:span><text:span text:style-name="T1">,</text:span><text:span text:style-name="T3">'👉'</text:span><text:span text:style-name="T1">,</text:span><text:span text:style-name="T3">'🏿'</text:span><text:span text:style-name="T1">,</text:span><text:span text:style-name="T3">'👉'</text:span><text:span text:style-name="T1">,</text:span><text:span text:style-name="T3">'👈'</text:span><text:span text:style-name="T1">,</text:span><text:span text:style-name="T3">'🏻'</text:span><text:span text:style-name="T1">,</text:span><text:span text:style-name="T3">'👈'</text:span><text:span text:style-name="T1">,</text:span><text:span text:style-name="T3">'🏼'</text:span><text:span text:style-name="T1">,</text:span><text:span text:style-name="T3">'👈'</text:span><text:span text:style-name="T1">,</text:span><text:span text:style-name="T3">'🏽'</text:span><text:span text:style-name="T1">,</text:span><text:span text:style-name="T3">'👈'</text:span><text:span text:style-name="T1">,</text:span><text:span text:style-name="T3">'🏾'</text:span><text:span text:style-name="T1">,</text:span><text:span text:style-name="T3">'👈'</text:span><text:span text:style-name="T1">,</text:span><text:span text:style-name="T3">'🏿'</text:span><text:span text:style-name="T1">,</text:span><text:span text:style-name="T3">'👈'</text:span><text:span text:style-name="T1">,</text:span><text:span text:style-name="T3">'🙌'</text:span><text:span text:style-name="T1">,</text:span><text:span text:style-name="T3">'🏻'</text:span><text:span text:style-name="T1">,</text:span><text:span text:style-name="T3">'🙌'</text:span><text:span text:style-name="T1">,</text:span><text:span text:style-name="T3">'🏼'</text:span><text:span text:style-name="T1">,</text:span><text:span text:style-name="T3">'🙌'</text:span><text:span text:style-name="T1">,</text:span><text:span text:style-name="T3">'🏽'</text:span><text:span text:style-name="T1">,</text:span><text:span text:style-name="T3">'🙌'</text:span><text:span text:style-name="T1">,</text:span><text:span text:style-name="T3">'🏾'</text:span><text:span text:style-name="T1">,</text:span><text:span text:style-name="T3">'🙌'</text:span><text:span text:style-name="T1">,</text:span><text:span text:style-name="T3">'🏿'</text:span><text:span text:style-name="T1">,</text:span><text:span text:style-name="T3">'🙌'</text:span><text:span text:style-name="T1">,</text:span><text:span text:style-name="T3">'🙏'</text:span><text:span text:style-name="T1">,</text:span><text:span text:style-name="T3">'🏻'</text:span><text:span text:style-name="T1">,</text:span><text:span text:style-name="T3">'🙏'</text:span><text:span text:style-name="T1">,</text:span><text:span text:style-name="T3">'🏼'</text:span><text:span text:style-name="T1">,</text:span><text:span text:style-name="T3">'🙏'</text:span><text:span text:style-name="T1">,</text:span><text:span text:style-name="T3">'🏽'</text:span><text:span text:style-name="T1">,</text:span><text:span text:style-name="T3">'🙏'</text:span><text:span text:style-name="T1">,</text:span><text:span text:style-name="T3">'🏾'</text:span><text:span text:style-name="T1">,</text:span><text:span text:style-name="T3">'🙏'</text:span><text:span text:style-name="T1">,</text:span><text:span text:style-name="T3">'🏿'</text:span><text:span text:style-name="T1">,</text:span><text:span text:style-name="T3">'🙏'</text:span><text:span text:style-name="T1">,</text:span><text:span text:style-name="T3">'☝'</text:span><text:span text:style-name="T1">,</text:span><text:span text:style-name="T3">'👏'</text:span><text:span text:style-name="T1">,</text:span><text:span text:style-name="T3">'🏻'</text:span><text:span text:style-name="T1">,</text:span><text:span text:style-name="T3">'👏'</text:span><text:span text:style-name="T1">,</text:span><text:span text:style-name="T3">'🏼'</text:span><text:span text:style-name="T1">,</text:span><text:span text:style-name="T3">'👏'</text:span><text:span text:style-name="T1">,</text:span><text:span text:style-name="T3">'🏽'</text:span><text:span text:style-name="T1">,</text:span><text:span text:style-name="T3">'👏'</text:span><text:span text:style-name="T1">,</text:span><text:span text:style-name="T3">'🏾'</text:span><text:span text:style-name="T1">,</text:span><text:span text:style-name="T3">'👏'</text:span><text:span text:style-name="T1">,</text:span><text:span text:style-name="T3">'🏿'</text:span><text:span text:style-name="T1">,</text:span><text:span text:style-name="T3">'👏'</text:span><text:span text:style-name="T1">,</text:span><text:span text:style-name="T3">'💪'</text:span><text:span text:style-name="T1">,</text:span><text:span text:style-name="T3">'🏻'</text:span><text:span text:style-name="T1">,</text:span><text:span text:style-name="T3">'💪'</text:span><text:span text:style-name="T1">,</text:span><text:span text:style-name="T3">'🏼'</text:span><text:span text:style-name="T1">,</text:span><text:span text:style-name="T3">'💪'</text:span><text:span text:style-name="T1">,</text:span><text:span text:style-name="T3">'🏽'</text:span><text:span text:style-name="T1">,</text:span><text:span text:style-name="T3">'💪'</text:span><text:span text:style-name="T1">,</text:span><text:span text:style-name="T3">'🏾'</text:span><text:span text:style-name="T1">,</text:span><text:span text:style-name="T3">'💪'</text:span><text:span text:style-name="T1">,</text:span><text:span text:style-name="T3">'🏿'</text:span><text:span text:style-name="T1">,</text:span><text:span text:style-name="T3">'💪'</text:span><text:span text:style-name="T1">,</text:span><text:span text:style-name="T3">'🚶'</text:span><text:span text:style-name="T1">,</text:span><text:span text:style-name="T3">'🏻'</text:span><text:span text:style-name="T1">,</text:span><text:span text:style-name="T3">'🚶'</text:span><text:span text:style-name="T1">,</text:span><text:span text:style-name="T3">'🏼'</text:span><text:span text:style-name="T1">,</text:span><text:span text:style-name="T3">'🚶'</text:span><text:span text:style-name="T1">,</text:span><text:span text:style-name="T3">'🏽'</text:span><text:span text:style-name="T1">,</text:span><text:span text:style-name="T3">'🚶'</text:span><text:span text:style-name="T1">,</text:span><text:span text:style-name="T3">'🏾'</text:span><text:span text:style-name="T1">,</text:span><text:span text:style-name="T3">'🚶'</text:span><text:span text:style-name="T1">,</text:span><text:span text:style-name="T3">'🏿'</text:span><text:span text:style-name="T1">,</text:span><text:span text:style-name="T3">'🚶'</text:span><text:span text:style-name="T1">,</text:span><text:span text:style-name="T3">'🏃'</text:span><text:span text:style-name="T1">,</text:span><text:span text:style-name="T3">'🏻'</text:span><text:span text:style-name="T1">,</text:span><text:span text:style-name="T3">'🏃'</text:span><text:span text:style-name="T1">,</text:span><text:span text:style-name="T3">'🏼'</text:span><text:span text:style-name="T1">,</text:span><text:span text:style-name="T3">'🏃'</text:span><text:span text:style-name="T1">,</text:span><text:span text:style-name="T3">'🏽'</text:span><text:span text:style-name="T1">,</text:span><text:span text:style-name="T3">'🏃'</text:span><text:span text:style-name="T1">,</text:span><text:span text:style-name="T3">'🏾'</text:span><text:span text:style-name="T1">,</text:span><text:span text:style-name="T3">'🏃'</text:span><text:span text:style-name="T1">,</text:span><text:span text:style-name="T3">'🏿'</text:span><text:span text:style-name="T1">,</text:span><text:span text:style-name="T3">'🏃'</text:span><text:span text:style-name="T1">,</text:span><text:span text:style-name="T3">'💃'</text:span><text:span text:style-name="T1">,</text:span><text:span text:style-name="T3">'🏻'</text:span><text:span text:style-name="T1">,</text:span><text:span text:style-name="T3">'💃'</text:span><text:span text:style-name="T1">,</text:span><text:span text:style-name="T3">'🏼'</text:span><text:span text:style-name="T1">,</text:span><text:span text:style-name="T3">'💃'</text:span><text:span text:style-name="T1">,</text:span><text:span text:style-name="T3">'🏽'</text:span><text:span text:style-name="T1">,</text:span><text:span text:style-name="T3">'💃'</text:span><text:span text:style-name="T1">,</text:span><text:span text:style-name="T3">'🏾'</text:span><text:span text:style-name="T1">,</text:span><text:span text:style-name="T3">'💃'</text:span><text:span text:style-name="T1">,</text:span><text:span text:style-name="T3">'🏿'</text:span><text:span text:style-name="T1">,</text:span><text:span text:style-name="T3">'💃'</text:span><text:span text:style-name="T1">,</text:span><text:span text:style-name="T3">'👫'</text:span><text:span text:style-name="T1">,</text:span><text:span text:style-name="T3">'👪'</text:span><text:span text:style-name="T1">,</text:span><text:span text:style-name="T3">'👬'</text:span><text:span text:style-name="T1">,</text:span><text:span text:style-name="T3">'👭'</text:span><text:span text:style-name="T1">,</text:span><text:span text:style-name="T3">'💏'</text:span><text:span text:style-name="T1">,</text:span><text:span text:style-name="T3">'💑'</text:span><text:span text:style-name="T1">,</text:span><text:span text:style-name="T3">'👯'</text:span><text:span text:style-name="T1">,</text:span><text:span text:style-name="T3">'🏻'</text:span><text:span text:style-name="T1">,</text:span><text:span text:style-name="T3">'👯'</text:span><text:span text:style-name="T1">,</text:span><text:span text:style-name="T3">'🏼'</text:span><text:span text:style-name="T1">,</text:span><text:span text:style-name="T3">'👯'</text:span><text:span text:style-name="T1">,</text:span><text:span text:style-name="T3">'🏽'</text:span><text:span text:style-name="T1">,</text:span><text:span text:style-name="T3">'👯'</text:span><text:span text:style-name="T1">,</text:span><text:span text:style-name="T3">'🏾'</text:span><text:span text:style-name="T1">,</text:span><text:span text:style-name="T3">'👯'</text:span><text:span text:style-name="T1">,</text:span><text:span text:style-name="T3">'🏿'</text:span><text:span text:style-name="T1">,</text:span><text:span text:style-name="T3">'👯'</text:span><text:span text:style-name="T1">,</text:span><text:span text:style-name="T3">'🙆'</text:span><text:span text:style-name="T1">,</text:span><text:span text:style-name="T3">'🏻'</text:span><text:span text:style-name="T1">,</text:span><text:span text:style-name="T3">'🙆'</text:span><text:span text:style-name="T1">,</text:span><text:span text:style-name="T3">'🏼'</text:span><text:span text:style-name="T1">,</text:span><text:span text:style-name="T3">'🙆'</text:span><text:span text:style-name="T1">,</text:span><text:span text:style-name="T3">'🏽'</text:span><text:span text:style-name="T1">,</text:span><text:span text:style-name="T3">'🙆'</text:span><text:span text:style-name="T1">,</text:span><text:span text:style-name="T3">'🏾'</text:span><text:span text:style-name="T1">,</text:span><text:span text:style-name="T3">'🙆'</text:span><text:span text:style-name="T1">,</text:span><text:span text:style-name="T3">'🏿'</text:span><text:span text:style-name="T1">,</text:span><text:span text:style-name="T3">'🙆'</text:span><text:span text:style-name="T1">,</text:span><text:span text:style-name="T3">'🙅'</text:span><text:span text:style-name="T1">,</text:span><text:span text:style-name="T3">'🏻'</text:span><text:span text:style-name="T1">,</text:span><text:span text:style-name="T3">'🙅'</text:span><text:span text:style-name="T1">,</text:span><text:span text:style-name="T3">'🏼'</text:span><text:span text:style-name="T1">,</text:span><text:span text:style-name="T3">'🙅'</text:span><text:span text:style-name="T1">,</text:span><text:span text:style-name="T3">'🏽'</text:span><text:span text:style-name="T1">,</text:span><text:span text:style-name="T3">'🙅'</text:span><text:span text:style-name="T1">,</text:span><text:span text:style-name="T3">'🏾'</text:span><text:span text:style-name="T1">,</text:span><text:span text:style-name="T3">'🙅'</text:span><text:span text:style-name="T1">,</text:span><text:span text:style-name="T3">'🏿'</text:span><text:span text:style-name="T1">,</text:span><text:span text:style-name="T3">'🙅'</text:span><text:span text:style-name="T1">,</text:span><text:span text:style-name="T3">'💁'</text:span><text:span text:style-name="T1">,</text:span><text:span text:style-name="T3">'🏻'</text:span><text:span text:style-name="T1">,</text:span><text:span text:style-name="T3">'💁'</text:span><text:span text:style-name="T1">,</text:span><text:span text:style-name="T3">'🏼'</text:span><text:span text:style-name="T1">,</text:span><text:span text:style-name="T3">'💁'</text:span><text:span text:style-name="T1">,</text:span><text:span text:style-name="T3">'🏽'</text:span><text:span text:style-name="T1">,</text:span><text:span text:style-name="T3">'💁'</text:span><text:span text:style-name="T1">,</text:span><text:span text:style-name="T3">'🏾'</text:span><text:span text:style-name="T1">,</text:span><text:span text:style-name="T3">'💁'</text:span><text:span text:style-name="T1">,</text:span><text:span text:style-name="T3">'🏿'</text:span><text:span text:style-name="T1">,</text:span><text:span text:style-name="T3">'💁'</text:span><text:span text:style-name="T1">,</text:span><text:span text:style-name="T3">'🙋'</text:span><text:span text:style-name="T1">,</text:span><text:span text:style-name="T3">'🏻'</text:span><text:span text:style-name="T1">,</text:span><text:span text:style-name="T3">'🙋'</text:span><text:span text:style-name="T1">,</text:span><text:span text:style-name="T3">'🏼'</text:span><text:span text:style-name="T1">,</text:span><text:span text:style-name="T3">'🙋'</text:span><text:span text:style-name="T1">,</text:span><text:span text:style-name="T3">'🏽'</text:span><text:span text:style-name="T1">,</text:span><text:span text:style-name="T3">'🙋'</text:span><text:span text:style-name="T1">,</text:span><text:span text:style-name="T3">'🏾'</text:span><text:span text:style-name="T1">,</text:span><text:span text:style-name="T3">'🙋'</text:span><text:span text:style-name="T1">,</text:span><text:span text:style-name="T3">'🏿'</text:span><text:span text:style-name="T1">,</text:span><text:span text:style-name="T3">'🙋'</text:span><text:span text:style-name="T1">,</text:span><text:span text:style-name="T3">'💆'</text:span><text:span text:style-name="T1">,</text:span><text:span text:style-name="T3">'🏻'</text:span><text:span text:style-name="T1">,</text:span><text:span text:style-name="T3">'💆'</text:span><text:span text:style-name="T1">,</text:span><text:span text:style-name="T3">'🏼'</text:span><text:span text:style-name="T1">,</text:span><text:span text:style-name="T3">'💆'</text:span><text:span text:style-name="T1">,</text:span><text:span text:style-name="T3">'🏽'</text:span><text:span text:style-name="T1">,</text:span><text:span text:style-name="T3">'💆'</text:span><text:span text:style-name="T1">,</text:span><text:span text:style-name="T3">'🏾'</text:span><text:span text:style-name="T1">,</text:span><text:span text:style-name="T3">'💆'</text:span><text:span text:style-name="T1">,</text:span><text:span text:style-name="T3">'🏿'</text:span><text:span text:style-name="T1">,</text:span><text:span text:style-name="T3">'💆'</text:span><text:span text:style-name="T1">,</text:span><text:span text:style-name="T3">'💇'</text:span><text:span text:style-name="T1">,</text:span><text:span text:style-name="T3">'🏻'</text:span><text:span text:style-name="T1">,</text:span><text:span text:style-name="T3">'💇'</text:span><text:span text:style-name="T1">,</text:span><text:span text:style-name="T3">'🏼'</text:span><text:span text:style-name="T1">,</text:span><text:span text:style-name="T3">'💇'</text:span><text:span text:style-name="T1">,</text:span><text:span text:style-name="T3">'🏽'</text:span><text:span text:style-name="T1">,</text:span><text:span text:style-name="T3">'💇'</text:span><text:span text:style-name="T1">,</text:span><text:span text:style-name="T3">'🏾'</text:span><text:span text:style-name="T1">,</text:span><text:span text:style-name="T3">'💇'</text:span><text:span text:style-name="T1">,</text:span><text:span text:style-name="T3">'🏿'</text:span><text:span text:style-name="T1">,</text:span><text:span text:style-name="T3">'💇'</text:span><text:span text:style-name="T1">,</text:span><text:span text:style-name="T3">'💅'</text:span><text:span text:style-name="T1">,</text:span><text:span text:style-name="T3">'👰'</text:span><text:span text:style-name="T1">,</text:span><text:span text:style-name="T3">'🏻'</text:span><text:span text:style-name="T1">,</text:span><text:span text:style-name="T3">'👰'</text:span><text:span text:style-name="T1">,</text:span><text:span text:style-name="T3">'🏼'</text:span><text:span text:style-name="T1">,</text:span><text:span text:style-name="T3">'👰'</text:span><text:span text:style-name="T1">,</text:span><text:span text:style-name="T3">'🏽'</text:span><text:span text:style-name="T1">,</text:span><text:span text:style-name="T3">'👰'</text:span><text:span text:style-name="T1">,</text:span><text:span text:style-name="T3">'🏾'</text:span><text:span text:style-name="T1">,</text:span><text:span text:style-name="T3">'👰'</text:span><text:span text:style-name="T1">,</text:span><text:span text:style-name="T3">'🏿'</text:span><text:span text:style-name="T1">,</text:span><text:span text:style-name="T3">'👰'</text:span><text:span text:style-name="T1">,</text:span><text:span text:style-name="T3">'🙎'</text:span><text:span text:style-name="T1">,</text:span><text:span text:style-name="T3">'🏻'</text:span><text:span text:style-name="T1">,</text:span><text:span text:style-name="T3">'🙎'</text:span><text:span text:style-name="T1">,</text:span><text:span text:style-name="T3">'🏼'</text:span><text:span text:style-name="T1">,</text:span><text:span text:style-name="T3">'🙎'</text:span><text:span text:style-name="T1">,</text:span><text:span text:style-name="T3">'🏽'</text:span><text:span text:style-name="T1">,</text:span><text:span text:style-name="T3">'🙎'</text:span><text:span text:style-name="T1">,</text:span><text:span text:style-name="T3">'🏾'</text:span><text:span text:style-name="T1">,</text:span><text:span text:style-name="T3">'🙎'</text:span><text:span text:style-name="T1">,</text:span><text:span text:style-name="T3">'🏿'</text:span><text:span text:style-name="T1">,</text:span><text:span text:style-name="T3">'🙎'</text:span><text:span text:style-name="T1">,</text:span><text:span text:style-name="T3">'🙍'</text:span><text:span text:style-name="T1">,</text:span><text:span text:style-name="T3">'🏻'</text:span><text:span text:style-name="T1">,</text:span><text:span text:style-name="T3">'🙍'</text:span><text:span text:style-name="T1">,</text:span><text:span text:style-name="T3">'🏼'</text:span><text:span text:style-name="T1">,</text:span><text:span text:style-name="T3">'🙍'</text:span><text:span text:style-name="T1">,</text:span><text:span text:style-name="T3">'🏽'</text:span><text:span text:style-name="T1">,</text:span><text:span text:style-name="T3">'🙍'</text:span><text:span text:style-name="T1">,</text:span><text:span text:style-name="T3">'🏾'</text:span><text:span text:style-name="T1">,</text:span><text:span text:style-name="T3">'🙍'</text:span><text:span text:style-name="T1">,</text:span><text:span text:style-name="T3">'🏿'</text:span><text:span text:style-name="T1">,</text:span><text:span text:style-name="T3">'🙍'</text:span><text:span text:style-name="T1">,</text:span><text:span text:style-name="T3">'🙇'</text:span><text:span text:style-name="T1">,</text:span><text:span text:style-name="T3">'🎩'</text:span><text:span text:style-name="T1">,</text:span><text:span text:style-name="T3">'👑'</text:span><text:span text:style-name="T1">,</text:span><text:span text:style-name="T3">'👒'</text:span><text:span text:style-name="T1">,</text:span><text:span text:style-name="T3">'👟'</text:span><text:span text:style-name="T1">,</text:span><text:span text:style-name="T3">'👞'</text:span><text:span text:style-name="T1">,</text:span><text:span text:style-name="T3">'👡'</text:span><text:span text:style-name="T1">,</text:span><text:span text:style-name="T3">'👠'</text:span><text:span text:style-name="T1">,</text:span><text:span text:style-name="T3">'👢'</text:span><text:span text:style-name="T1">,</text:span><text:span text:style-name="T3">'👕'</text:span><text:span text:style-name="T1">,</text:span><text:span text:style-name="T3">'👔'</text:span><text:span text:style-name="T1">,</text:span><text:span text:style-name="T3">'👚'</text:span><text:span text:style-name="T1">,</text:span><text:span text:style-name="T3">'👗'</text:span><text:span text:style-name="T1">,</text:span><text:span text:style-name="T3">'🎽'</text:span><text:span text:style-name="T1">,</text:span><text:span text:style-name="T3">'👖'</text:span><text:span text:style-name="T1">,</text:span><text:span text:style-name="T3">'👘'</text:span><text:span text:style-name="T1">,</text:span><text:span text:style-name="T3">'👙'</text:span><text:span text:style-name="T1">,</text:span><text:span text:style-name="T3">'</text:span><text:soft-page-break/><text:span text:style-name="T3">💼'</text:span><text:span text:style-name="T1">,</text:span><text:span text:style-name="T3">'👜'</text:span><text:span text:style-name="T1">,</text:span><text:span text:style-name="T3">'👝'</text:span><text:span text:style-name="T1">,</text:span><text:span text:style-name="T3">'👛'</text:span><text:span text:style-name="T1">,</text:span><text:span text:style-name="T3">'👓'</text:span><text:span text:style-name="T1">,</text:span><text:span text:style-name="T3">'🎀'</text:span><text:span text:style-name="T1">,</text:span><text:span text:style-name="T3">'🌂'</text:span><text:span text:style-name="T1">,</text:span><text:span text:style-name="T3">'💄'</text:span><text:span text:style-name="T1">,</text:span><text:span text:style-name="T3">'💛'</text:span><text:span text:style-name="T1">,</text:span><text:span text:style-name="T3">'💙'</text:span><text:span text:style-name="T1">,</text:span><text:span text:style-name="T3">'💜'</text:span><text:span text:style-name="T1">,</text:span><text:span text:style-name="T3">'💚'</text:span><text:span text:style-name="T1">,</text:span><text:span text:style-name="T3">'❤'</text:span><text:span text:style-name="T1">,</text:span><text:span text:style-name="T3">'💔'</text:span><text:span text:style-name="T1">,</text:span><text:span text:style-name="T3">'💗'</text:span><text:span text:style-name="T1">,</text:span><text:span text:style-name="T3">'💓'</text:span><text:span text:style-name="T1">,</text:span><text:span text:style-name="T3">'💕'</text:span><text:span text:style-name="T1">,</text:span><text:span text:style-name="T3">'💖'</text:span><text:span text:style-name="T1">,</text:span><text:span text:style-name="T3">'💞'</text:span><text:span text:style-name="T1">,</text:span><text:span text:style-name="T3">'💘'</text:span><text:span text:style-name="T1">,</text:span><text:span text:style-name="T3">'💌'</text:span><text:span text:style-name="T1">,</text:span><text:span text:style-name="T3">'💋'</text:span><text:span text:style-name="T1">,</text:span><text:span text:style-name="T3">'💍'</text:span><text:span text:style-name="T1">,</text:span><text:span text:style-name="T3">'💎'</text:span><text:span text:style-name="T1">,</text:span><text:span text:style-name="T3">'👤'</text:span><text:span text:style-name="T1">,</text:span><text:span text:style-name="T3">'👥'</text:span><text:span text:style-name="T1">,</text:span><text:span text:style-name="T3">'💬'</text:span><text:span text:style-name="T1">,</text:span><text:span text:style-name="T3">'👣'</text:span><text:span text:style-name="T1">,</text:span><text:span text:style-name="T3">'💭'</text:span><text:span text:style-name="T1">,</text:span><text:span text:style-name="T3">'🐶'</text:span><text:span text:style-name="T1">,</text:span><text:span text:style-name="T3">'🐺'</text:span><text:span text:style-name="T1">,</text:span><text:span text:style-name="T3">'🐱'</text:span><text:span text:style-name="T1">,</text:span><text:span text:style-name="T3">'🐭'</text:span><text:span text:style-name="T1">,</text:span><text:span text:style-name="T3">'🐹'</text:span><text:span text:style-name="T1">,</text:span><text:span text:style-name="T3">'🐰'</text:span><text:span text:style-name="T1">,</text:span><text:span text:style-name="T3">'🐸'</text:span><text:span text:style-name="T1">,</text:span><text:span text:style-name="T3">'🐯'</text:span><text:span text:style-name="T1">,</text:span><text:span text:style-name="T3">'🐨'</text:span><text:span text:style-name="T1">,</text:span><text:span text:style-name="T3">'🐻'</text:span><text:span text:style-name="T1">,</text:span><text:span text:style-name="T3">'🐷'</text:span><text:span text:style-name="T1">,</text:span><text:span text:style-name="T3">'🐽'</text:span><text:span text:style-name="T1">,</text:span><text:span text:style-name="T3">'🐮'</text:span><text:span text:style-name="T1">,</text:span><text:span text:style-name="T3">'🐗'</text:span><text:span text:style-name="T1">,</text:span><text:span text:style-name="T3">'🐵'</text:span><text:span text:style-name="T1">,</text:span><text:span text:style-name="T3">'🐒'</text:span><text:span text:style-name="T1">,</text:span><text:span text:style-name="T3">'🐴'</text:span><text:span text:style-name="T1">,</text:span><text:span text:style-name="T3">'🐑'</text:span><text:span text:style-name="T1">,</text:span><text:span text:style-name="T3">'🐘'</text:span><text:span text:style-name="T1">,</text:span><text:span text:style-name="T3">'🐼'</text:span><text:span text:style-name="T1">,</text:span><text:span text:style-name="T3">'🐧'</text:span><text:span text:style-name="T1">,</text:span><text:span text:style-name="T3">'🐦'</text:span><text:span text:style-name="T1">,</text:span><text:span text:style-name="T3">'🐤'</text:span><text:span text:style-name="T1">,</text:span><text:span text:style-name="T3">'🐥'</text:span><text:span text:style-name="T1">,</text:span><text:span text:style-name="T3">'🐣'</text:span><text:span text:style-name="T1">,</text:span><text:span text:style-name="T3">'🐔'</text:span><text:span text:style-name="T1">,</text:span><text:span text:style-name="T3">'🐍'</text:span><text:span text:style-name="T1">,</text:span><text:span text:style-name="T3">'🐢'</text:span><text:span text:style-name="T1">,</text:span><text:span text:style-name="T3">'🐛'</text:span><text:span text:style-name="T1">,</text:span><text:span text:style-name="T3">'🐝'</text:span><text:span text:style-name="T1">,</text:span><text:span text:style-name="T3">'🐜'</text:span><text:span text:style-name="T1">,</text:span><text:span text:style-name="T3">'🐞'</text:span><text:span text:style-name="T1">,</text:span><text:span text:style-name="T3">'🐌'</text:span><text:span text:style-name="T1">,</text:span><text:span text:style-name="T3">'🐙'</text:span><text:span text:style-name="T1">,</text:span><text:span text:style-name="T3">'🐚'</text:span><text:span text:style-name="T1">,</text:span><text:span text:style-name="T3">'🐠'</text:span><text:span text:style-name="T1">,</text:span><text:span text:style-name="T3">'🐟'</text:span><text:span text:style-name="T1">,</text:span><text:span text:style-name="T3">'🐬'</text:span><text:span text:style-name="T1">,</text:span><text:span text:style-name="T3">'🐳'</text:span><text:span text:style-name="T1">,</text:span><text:span text:style-name="T3">'🐋'</text:span><text:span text:style-name="T1">,</text:span><text:span text:style-name="T3">'🐄'</text:span><text:span text:style-name="T1">,</text:span><text:span text:style-name="T3">'🐏'</text:span><text:span text:style-name="T1">,</text:span><text:span text:style-name="T3">'🐀'</text:span><text:span text:style-name="T1">,</text:span><text:span text:style-name="T3">'🐃'</text:span><text:span text:style-name="T1">,</text:span><text:span text:style-name="T3">'🐅'</text:span><text:span text:style-name="T1">,</text:span><text:span text:style-name="T3">'🐇'</text:span><text:span text:style-name="T1">,</text:span><text:span text:style-name="T3">'🐉'</text:span><text:span text:style-name="T1">,</text:span><text:span text:style-name="T3">'🐎'</text:span><text:span text:style-name="T1">,</text:span><text:span text:style-name="T3">'🐐'</text:span><text:span text:style-name="T1">,</text:span><text:span text:style-name="T3">'🐓'</text:span><text:span text:style-name="T1">,</text:span><text:span text:style-name="T3">'🐕'</text:span><text:span text:style-name="T1">,</text:span><text:span text:style-name="T3">'🐖'</text:span><text:span text:style-name="T1">,</text:span><text:span text:style-name="T3">'🐁'</text:span><text:span text:style-name="T1">,</text:span><text:span text:style-name="T3">'🐂'</text:span><text:span text:style-name="T1">,</text:span><text:span text:style-name="T3">'🐲'</text:span><text:span text:style-name="T1">,</text:span><text:span text:style-name="T3">'🐡'</text:span><text:span text:style-name="T1">,</text:span><text:span text:style-name="T3">'🐊'</text:span><text:span text:style-name="T1">,</text:span><text:span text:style-name="T3">'🐫'</text:span><text:span text:style-name="T1">,</text:span><text:span text:style-name="T3">'🐪'</text:span><text:span text:style-name="T1">,</text:span><text:span text:style-name="T3">'🐆'</text:span><text:span text:style-name="T1">,</text:span><text:span text:style-name="T3">'🐈'</text:span><text:span text:style-name="T1">,</text:span><text:span text:style-name="T3">'🐩'</text:span><text:span text:style-name="T1">,</text:span><text:span text:style-name="T3">'🐾'</text:span><text:span text:style-name="T1">,</text:span><text:span text:style-name="T3">'💐'</text:span><text:span text:style-name="T1">,</text:span><text:span text:style-name="T3">'🌸'</text:span><text:span text:style-name="T1">,</text:span><text:span text:style-name="T3">'🌷'</text:span><text:span text:style-name="T1">,</text:span><text:span text:style-name="T3">'🍀'</text:span><text:span text:style-name="T1">,</text:span><text:span text:style-name="T3">'🌹'</text:span><text:span text:style-name="T1">,</text:span><text:span text:style-name="T3">'🌻'</text:span><text:span text:style-name="T1">,</text:span><text:span text:style-name="T3">'🌺'</text:span><text:span text:style-name="T1">,</text:span><text:span text:style-name="T3">'🍁'</text:span><text:span text:style-name="T1">,</text:span><text:span text:style-name="T3">'🍃'</text:span><text:span text:style-name="T1">,</text:span><text:span text:style-name="T3">'🍂'</text:span><text:span text:style-name="T1">,</text:span><text:span text:style-name="T3">'🌿'</text:span><text:span text:style-name="T1">,</text:span><text:span text:style-name="T3">'🌾'</text:span><text:span text:style-name="T1">,</text:span><text:span text:style-name="T3">'🍄'</text:span><text:span text:style-name="T1">,</text:span><text:span text:style-name="T3">'🌵'</text:span><text:span text:style-name="T1">,</text:span><text:span text:style-name="T3">'🌴'</text:span><text:span text:style-name="T1">,</text:span><text:span text:style-name="T3">'🌲'</text:span><text:span text:style-name="T1">,</text:span><text:span text:style-name="T3">'🌳'</text:span><text:span text:style-name="T1">,</text:span><text:span text:style-name="T3">'🌰'</text:span><text:span text:style-name="T1">,</text:span><text:span text:style-name="T3">'🌱'</text:span><text:span text:style-name="T1">,</text:span><text:span text:style-name="T3">'🌼'</text:span><text:span text:style-name="T1">,</text:span><text:span text:style-name="T3">'🌐'</text:span><text:span text:style-name="T1">,</text:span><text:span text:style-name="T3">'🌞'</text:span><text:span text:style-name="T1">,</text:span><text:span text:style-name="T3">'🌝'</text:span><text:span text:style-name="T1">,</text:span><text:span text:style-name="T3">'🌚'</text:span><text:span text:style-name="T1">,</text:span><text:span text:style-name="T3">'🌑'</text:span><text:span text:style-name="T1">,</text:span><text:span text:style-name="T3">'🌒'</text:span><text:span text:style-name="T1">,</text:span><text:span text:style-name="T3">'🌓'</text:span><text:span text:style-name="T1">,</text:span><text:span text:style-name="T3">'🌔'</text:span><text:span text:style-name="T1">,</text:span><text:span text:style-name="T3">'🌕'</text:span><text:span text:style-name="T1">,</text:span><text:span text:style-name="T3">'🌖'</text:span><text:span text:style-name="T1">,</text:span><text:span text:style-name="T3">'🌗'</text:span><text:span text:style-name="T1">,</text:span><text:span text:style-name="T3">'🌘'</text:span><text:span text:style-name="T1">,</text:span><text:span text:style-name="T3">'🌜'</text:span><text:span text:style-name="T1">,</text:span><text:span text:style-name="T3">'🌛'</text:span><text:span text:style-name="T1">,</text:span><text:span text:style-name="T3">'🌙'</text:span><text:span text:style-name="T1">,</text:span><text:span text:style-name="T3">'🌍'</text:span><text:span text:style-name="T1">,</text:span><text:span text:style-name="T3">'🌎'</text:span><text:span text:style-name="T1">,</text:span><text:span text:style-name="T3">'🌏'</text:span><text:span text:style-name="T1">,</text:span><text:span text:style-name="T3">'🌋'</text:span><text:span text:style-name="T1">,</text:span><text:span text:style-name="T3">'🌌'</text:span><text:span text:style-name="T1">,</text:span><text:span text:style-name="T3">'🌠'</text:span><text:span text:style-name="T1">,</text:span><text:span text:style-name="T3">'⭐'</text:span><text:span text:style-name="T1">,</text:span><text:span text:style-name="T3">'☀'</text:span><text:span text:style-name="T1">,</text:span><text:span text:style-name="T3">'⛅'</text:span><text:span text:style-name="T1">,</text:span><text:span text:style-name="T3">'☁'</text:span><text:span text:style-name="T1">,</text:span><text:span text:style-name="T3">'⚡'</text:span><text:span text:style-name="T1">,</text:span><text:span text:style-name="T3">'☔'</text:span><text:span text:style-name="T1">,</text:span><text:span text:style-name="T3">'❄'</text:span><text:span text:style-name="T1">,</text:span><text:span text:style-name="T3">'⛄'</text:span><text:span text:style-name="T1">,</text:span><text:span text:style-name="T3">'🌀'</text:span><text:span text:style-name="T1">,</text:span><text:span text:style-name="T3">'🌁'</text:span><text:span text:style-name="T1">,</text:span><text:span text:style-name="T3">'🌈'</text:span><text:span text:style-name="T1">,</text:span><text:span text:style-name="T3">'🌊'</text:span><text:span text:style-name="T1">,</text:span><text:span text:style-name="T3">'🎍'</text:span><text:span text:style-name="T1">,</text:span><text:span text:style-name="T3">'💝'</text:span><text:span text:style-name="T1">,</text:span><text:span text:style-name="T3">'🎎'</text:span><text:span text:style-name="T1">,</text:span><text:span text:style-name="T3">'🎒'</text:span><text:span text:style-name="T1">,</text:span><text:span text:style-name="T3">'🎓'</text:span><text:span text:style-name="T1">,</text:span><text:span text:style-name="T3">'🎏'</text:span><text:span text:style-name="T1">,</text:span><text:span text:style-name="T3">'🎆'</text:span><text:span text:style-name="T1">,</text:span><text:span text:style-name="T3">'🎇'</text:span><text:span text:style-name="T1">,</text:span><text:span text:style-name="T3">'🎐'</text:span><text:span text:style-name="T1">,</text:span><text:span text:style-name="T3">'🎑'</text:span><text:span text:style-name="T1">,</text:span><text:span text:style-name="T3">'🎃'</text:span><text:span text:style-name="T1">,</text:span><text:span text:style-name="T3">'👻'</text:span><text:span text:style-name="T1">,</text:span><text:span text:style-name="T3">'🎅'</text:span><text:span text:style-name="T1">,</text:span><text:span text:style-name="T3">'🏻'</text:span><text:span text:style-name="T1">,</text:span><text:span text:style-name="T3">'🎅'</text:span><text:span text:style-name="T1">,</text:span><text:span text:style-name="T3">'🏼'</text:span><text:span text:style-name="T1">,</text:span><text:span text:style-name="T3">'🎅'</text:span><text:span text:style-name="T1">,</text:span><text:span text:style-name="T3">'🏽'</text:span><text:span text:style-name="T1">,</text:span><text:span text:style-name="T3">'🎅'</text:span><text:span text:style-name="T1">,</text:span><text:span text:style-name="T3">'🏾'</text:span><text:span text:style-name="T1">,</text:span><text:span text:style-name="T3">'🎅'</text:span><text:span text:style-name="T1">,</text:span><text:span text:style-name="T3">'🏿'</text:span><text:span text:style-name="T1">,</text:span><text:span text:style-name="T3">'🎅'</text:span><text:span text:style-name="T1">,</text:span><text:span text:style-name="T3">'🎄'</text:span><text:span text:style-name="T1">,</text:span><text:span text:style-name="T3">'🎁'</text:span><text:span text:style-name="T1">,</text:span><text:span text:style-name="T3">'🎋'</text:span><text:span text:style-name="T1">,</text:span><text:span text:style-name="T3">'🎉'</text:span><text:span text:style-name="T1">,</text:span><text:span text:style-name="T3">'🎊'</text:span><text:span text:style-name="T1">,</text:span><text:span text:style-name="T3">'🎈'</text:span><text:span text:style-name="T1">,</text:span><text:span text:style-name="T3">'🎌'</text:span><text:span text:style-name="T1">,</text:span><text:span text:style-name="T3">'🔮'</text:span><text:span text:style-name="T1">,</text:span><text:span text:style-name="T3">'🎥'</text:span><text:span text:style-name="T1">,</text:span><text:span text:style-name="T3">'📷'</text:span><text:span text:style-name="T1">,</text:span><text:span text:style-name="T3">'📹'</text:span><text:span text:style-name="T1">,</text:span><text:span text:style-name="T3">'📼'</text:span><text:span text:style-name="T1">,</text:span><text:span text:style-name="T3">'💿'</text:span><text:span text:style-name="T1">,</text:span><text:span text:style-name="T3">'📀'</text:span><text:span text:style-name="T1">,</text:span><text:span text:style-name="T3">'💽'</text:span><text:span text:style-name="T1">,</text:span><text:span text:style-name="T3">'💾'</text:span><text:span text:style-name="T1">,</text:span><text:span text:style-name="T3">'💻'</text:span><text:span text:style-name="T1">,</text:span><text:span text:style-name="T3">'📱'</text:span><text:span text:style-name="T1">,</text:span><text:span text:style-name="T3">'☎'</text:span><text:span text:style-name="T1">,</text:span><text:span text:style-name="T3">'📞'</text:span><text:span text:style-name="T1">,</text:span><text:span text:style-name="T3">'📟'</text:span><text:span text:style-name="T1">,</text:span><text:span text:style-name="T3">'📠'</text:span><text:span text:style-name="T1">,</text:span><text:span text:style-name="T3">'📡'</text:span><text:span text:style-name="T1">,</text:span><text:span text:style-name="T3">'📺'</text:span><text:span text:style-name="T1">,</text:span><text:span text:style-name="T3">'📻'</text:span><text:span text:style-name="T1">,</text:span><text:span text:style-name="T3">'🔊'</text:span><text:span text:style-name="T1">,</text:span><text:span text:style-name="T3">'🔉'</text:span><text:span text:style-name="T1">,</text:span><text:span text:style-name="T3">'🔈'</text:span><text:span text:style-name="T1">,</text:span><text:span text:style-name="T3">'🔇'</text:span><text:span text:style-name="T1">,</text:span><text:span text:style-name="T3">'🔔'</text:span><text:span text:style-name="T1">,</text:span><text:span text:style-name="T3">'🔕'</text:span><text:span text:style-name="T1">,</text:span><text:span text:style-name="T3">'📢'</text:span><text:span text:style-name="T1">,</text:span><text:span text:style-name="T3">'📣'</text:span><text:span text:style-name="T1">,</text:span><text:span text:style-name="T3">'⏳'</text:span><text:span text:style-name="T1">,</text:span><text:span text:style-name="T3">'⌛'</text:span><text:span text:style-name="T1">,</text:span><text:span text:style-name="T3">'⏰'</text:span><text:span text:style-name="T1">,</text:span><text:span text:style-name="T3">'⌚'</text:span><text:span text:style-name="T1">,</text:span><text:span text:style-name="T3">'🔓'</text:span><text:span text:style-name="T1">,</text:span><text:span text:style-name="T3">'🔒'</text:span><text:span text:style-name="T1">,</text:span><text:span text:style-name="T3">'🔏'</text:span><text:span text:style-name="T1">,</text:span><text:span text:style-name="T3">'🔐'</text:span><text:span text:style-name="T1">,</text:span><text:span text:style-name="T3">'🔑'</text:span><text:span text:style-name="T1">,</text:span><text:span text:style-name="T3">'🔎'</text:span><text:span text:style-name="T1">,</text:span><text:span text:style-name="T3">'💡'</text:span><text:span text:style-name="T1">,</text:span><text:span text:style-name="T3">'🔦'</text:span><text:span text:style-name="T1">,</text:span><text:span text:style-name="T3">'🔆'</text:span><text:span text:style-name="T1">,</text:span><text:span text:style-name="T3">'🔅'</text:span><text:span text:style-name="T1">,</text:span><text:span text:style-name="T3">'🔌'</text:span><text:span text:style-name="T1">,</text:span><text:span text:style-name="T3">'🔋'</text:span><text:span text:style-name="T1">,</text:span><text:span text:style-name="T3">'🔍'</text:span><text:span text:style-name="T1">,</text:span><text:span text:style-name="T3">'🛁'</text:span><text:span text:style-name="T1">,</text:span><text:span text:style-name="T3">'🛀'</text:span><text:span text:style-name="T1">,</text:span><text:span text:style-name="T3">'🏻'</text:span><text:span text:style-name="T1">,</text:span><text:span text:style-name="T3">'🛀'</text:span><text:span text:style-name="T1">,</text:span><text:span text:style-name="T3">'🏼'</text:span><text:span text:style-name="T1">,</text:span><text:span text:style-name="T3">'🛀'</text:span><text:span text:style-name="T1">,</text:span><text:span text:style-name="T3">'🏽'</text:span><text:span text:style-name="T1">,</text:span><text:span text:style-name="T3">'🛀'</text:span><text:span text:style-name="T1">,</text:span><text:span text:style-name="T3">'🏾'</text:span><text:span text:style-name="T1">,</text:span><text:span text:style-name="T3">'🛀'</text:span><text:span text:style-name="T1">,</text:span><text:span text:style-name="T3">'🏿'</text:span><text:span text:style-name="T1">,</text:span><text:span text:style-name="T3">'🛀'</text:span><text:span text:style-name="T1">,</text:span><text:span text:style-name="T3">'🚿'</text:span><text:span text:style-name="T1">,</text:span><text:span text:style-name="T3">'🚽'</text:span><text:span text:style-name="T1">,</text:span><text:span text:style-name="T3">'🔧'</text:span><text:span text:style-name="T1">,</text:span><text:span text:style-name="T3">'🔩'</text:span><text:span text:style-name="T1">,</text:span><text:span text:style-name="T3">'🔨'</text:span><text:span text:style-name="T1">,</text:span><text:span text:style-name="T3">'🚪'</text:span><text:span text:style-name="T1">,</text:span><text:span text:style-name="T3">'🚬'</text:span><text:span text:style-name="T1">,</text:span><text:span text:style-name="T3">'💣'</text:span><text:span text:style-name="T1">,</text:span><text:span text:style-name="T3">'🔫'</text:span><text:span text:style-name="T1">,</text:span><text:span text:style-name="T3">'🔪'</text:span><text:span text:style-name="T1">,</text:span><text:span text:style-name="T3">'💊'</text:span><text:span text:style-name="T1">,</text:span><text:span text:style-name="T3">'💉'</text:span><text:span text:style-name="T1">,</text:span><text:span text:style-name="T3">'💰'</text:span><text:span text:style-name="T1">,</text:span><text:span text:style-name="T3">'💴'</text:span><text:span text:style-name="T1">,</text:span><text:span text:style-name="T3">'💵'</text:span><text:span text:style-name="T1">,</text:span><text:span text:style-name="T3">'💷'</text:span><text:span text:style-name="T1">,</text:span><text:span text:style-name="T3">'💶'</text:span><text:span text:style-name="T1">,</text:span><text:span text:style-name="T3">'💳'</text:span><text:span text:style-name="T1">,</text:span><text:span text:style-name="T3">'💸'</text:span><text:span text:style-name="T1">,</text:span><text:span text:style-name="T3">'📲'</text:span><text:span text:style-name="T1">,</text:span><text:span text:style-name="T3">'📧'</text:span><text:span text:style-name="T1">,</text:span><text:span text:style-name="T3">'📥'</text:span><text:span text:style-name="T1">,</text:span><text:span text:style-name="T3">'📤'</text:span><text:span text:style-name="T1">,</text:span><text:span text:style-name="T3">'✉'</text:span><text:span text:style-name="T1">,</text:span><text:span text:style-name="T3">'📩'</text:span><text:span text:style-name="T1">,</text:span><text:span text:style-name="T3">'📨'</text:span><text:span text:style-name="T1">,</text:span><text:span text:style-name="T3">'📯'</text:span><text:span text:style-name="T1">,</text:span><text:span text:style-name="T3">'📫'</text:span><text:span text:style-name="T1">,</text:span><text:span text:style-name="T3">'📪'</text:span><text:span text:style-name="T1">,</text:span><text:span text:style-name="T3">'📬'</text:span><text:span text:style-name="T1">,</text:span><text:span text:style-name="T3">'📭'</text:span><text:span text:style-name="T1">,</text:span><text:span text:style-name="T3">'📮'</text:span><text:span text:style-name="T1">,</text:span><text:span text:style-name="T3">'📦'</text:span><text:span text:style-name="T1">,</text:span><text:span text:style-name="T3">'📝'</text:span><text:span text:style-name="T1">,</text:span><text:span text:style-name="T3">'📄'</text:span><text:span text:style-name="T1">,</text:span><text:span text:style-name="T3">'📃'</text:span><text:span text:style-name="T1">,</text:span><text:span text:style-name="T3">'📑'</text:span><text:span text:style-name="T1">,</text:span><text:span text:style-name="T3">'📊'</text:span><text:span text:style-name="T1">,</text:span><text:span text:style-name="T3">'📈'</text:span><text:span text:style-name="T1">,</text:span><text:span text:style-name="T3">'📉'</text:span><text:span text:style-name="T1">,</text:span><text:span text:style-name="T3">'📜'</text:span><text:span text:style-name="T1">,</text:span><text:span text:style-name="T3">'📋'</text:span><text:span text:style-name="T1">,</text:span><text:span text:style-name="T3">'📅'</text:span><text:span text:style-name="T1">,</text:span><text:span text:style-name="T3">'📆'</text:span><text:span text:style-name="T1">,</text:span><text:span text:style-name="T3">'📇'</text:span><text:span text:style-name="T1">,</text:span><text:span text:style-name="T3">'📁'</text:span><text:span text:style-name="T1">,</text:span><text:span text:style-name="T3">'📂'</text:span><text:span text:style-name="T1">,</text:span><text:span text:style-name="T3">'✂'</text:span><text:span text:style-name="T1">,</text:span><text:span text:style-name="T3">'📌'</text:span><text:span text:style-name="T1">,</text:span><text:span text:style-name="T3">'📎'</text:span><text:span text:style-name="T1">,</text:span><text:span text:style-name="T3">'✒'</text:span><text:span text:style-name="T1">,</text:span><text:span text:style-name="T3">'✏'</text:span><text:span text:style-name="T1">,</text:span><text:span text:style-name="T3">'📏'</text:span><text:span text:style-name="T1">,</text:span><text:span text:style-name="T3">'📐'</text:span><text:span text:style-name="T1">,</text:span><text:span text:style-name="T3">'📕'</text:span><text:span text:style-name="T1">,</text:span><text:span text:style-name="T3">'📗'</text:span><text:span text:style-name="T1">,</text:span><text:span text:style-name="T3">'📘'</text:span><text:span text:style-name="T1">,</text:span><text:span text:style-name="T3">'📙'</text:span><text:span text:style-name="T1">,</text:span><text:span text:style-name="T3">'📓'</text:span><text:span text:style-name="T1">,</text:span><text:span text:style-name="T3">'📔'</text:span><text:span text:style-name="T1">,</text:span><text:span text:style-name="T3">'📒'</text:span><text:span text:style-name="T1">,</text:span><text:span text:style-name="T3">'📚'</text:span><text:span text:style-name="T1">,</text:span><text:span text:style-name="T3">'📖'</text:span><text:span text:style-name="T1">,</text:span><text:span text:style-name="T3">'🔖'</text:span><text:span text:style-name="T1">,</text:span><text:span text:style-name="T3">'📛'</text:span><text:span text:style-name="T1">,</text:span><text:span text:style-name="T3">'🔬'</text:span><text:span text:style-name="T1">,</text:span><text:span text:style-name="T3">'🔭'</text:span><text:span text:style-name="T1">,</text:span><text:span text:style-name="T3">'📰'</text:span><text:span text:style-name="T1">,</text:span><text:span text:style-name="T3">'🎨'</text:span><text:span text:style-name="T1">,</text:span><text:span text:style-name="T3">'🎬'</text:span><text:span text:style-name="T1">,</text:span><text:span text:style-name="T3">'🎤'</text:span><text:span text:style-name="T1">,</text:span><text:span text:style-name="T3">'🎧'</text:span><text:span text:style-name="T1">,</text:span><text:span text:style-name="T3">'🎼'</text:span><text:span text:style-name="T1">,</text:span><text:span text:style-name="T3">'🎵'</text:span><text:span text:style-name="T1">,</text:span><text:span text:style-name="T3">'🎶'</text:span><text:span text:style-name="T1">,</text:span><text:span text:style-name="T3">'🎹'</text:span><text:span text:style-name="T1">,</text:span><text:span text:style-name="T3">'🎻'</text:span><text:span text:style-name="T1">,</text:span><text:span text:style-name="T3">'🎺'</text:span><text:span text:style-name="T1">,</text:span><text:span text:style-name="T3">'🎷'</text:span><text:span text:style-name="T1">,</text:span><text:span text:style-name="T3">'🎸'</text:span><text:span text:style-name="T1">,</text:span><text:span text:style-name="T3">'👾'</text:span><text:span text:style-name="T1">,</text:span><text:span text:style-name="T3">'🎮'</text:span><text:span text:style-name="T1">,</text:span><text:span text:style-name="T3">'🃏'</text:span><text:span text:style-name="T1">,</text:span><text:span text:style-name="T3">'🎴'</text:span><text:span text:style-name="T1">,</text:span><text:span text:style-name="T3">'🀄'</text:span><text:span text:style-name="T1">,</text:span><text:span text:style-name="T3">'🎲'</text:span><text:span text:style-name="T1">,</text:span><text:span text:style-name="T3">'🎯'</text:span><text:span text:style-name="T1">,</text:span><text:span text:style-name="T3">'🏈'</text:span><text:span text:style-name="T1">,</text:span><text:span text:style-name="T3">'🏀'</text:span><text:span text:style-name="T1">,</text:span><text:span text:style-name="T3">'⚽'</text:span><text:span text:style-name="T1">,</text:span><text:span text:style-name="T3">'⚾'</text:span><text:span text:style-name="T1">,</text:span><text:span text:style-name="T3">'🎾'</text:span><text:span text:style-name="T1">,</text:span><text:span text:style-name="T3">'🎱'</text:span><text:span text:style-name="T1">,</text:span><text:span text:style-name="T3">'🏉'</text:span><text:span text:style-name="T1">,</text:span><text:span text:style-name="T3">'🎳'</text:span><text:span text:style-name="T1">,</text:span><text:span text:style-name="T3">'⛳'</text:span><text:span text:style-name="T1">,</text:span><text:span text:style-name="T3">'🚵'</text:span><text:span text:style-name="T1">,</text:span><text:span text:style-name="T3">'🏻'</text:span><text:span text:style-name="T1">,</text:span><text:span text:style-name="T3">'🚵'</text:span><text:span text:style-name="T1">,</text:span><text:span text:style-name="T3">'🏼'</text:span><text:span text:style-name="T1">,</text:span><text:span text:style-name="T3">'🚵'</text:span><text:span text:style-name="T1">,</text:span><text:span text:style-name="T3">'🏽'</text:span><text:span text:style-name="T1">,</text:span><text:span text:style-name="T3">'🚵'</text:span><text:span text:style-name="T1">,</text:span><text:span text:style-name="T3">'🏾'</text:span><text:span text:style-name="T1">,</text:span><text:span text:style-name="T3">'🚵'</text:span><text:span text:style-name="T1">,</text:span><text:span text:style-name="T3">'🏿'</text:span><text:span text:style-name="T1">,</text:span><text:span text:style-name="T3">'🚵'</text:span><text:span text:style-name="T1">,</text:span><text:span text:style-name="T3">'🚴'</text:span><text:span text:style-name="T1">,</text:span><text:span text:style-name="T3">'🏻'</text:span><text:span text:style-name="T1">,</text:span><text:span text:style-name="T3">'🚴'</text:span><text:span text:style-name="T1">,</text:span><text:span text:style-name="T3">'🏼'</text:span><text:span text:style-name="T1">,</text:span><text:span text:style-name="T3">'🚴'</text:span><text:span text:style-name="T1">,</text:span><text:span text:style-name="T3">'🏽'</text:span><text:span text:style-name="T1">,</text:span><text:span text:style-name="T3">'🚴'</text:span><text:span text:style-name="T1">,</text:span><text:span text:style-name="T3">'🏾'</text:span><text:span text:style-name="T1">,</text:span><text:span text:style-name="T3">'🚴'</text:span><text:span text:style-name="T1">,</text:span><text:span text:style-name="T3">'🏿'</text:span><text:span text:style-name="T1">,</text:span><text:span text:style-name="T3">'🚴'</text:span><text:span text:style-name="T1">,</text:span><text:span text:style-name="T3">'🏁'</text:span><text:span text:style-name="T1">,</text:span><text:span text:style-name="T3">'🏇'</text:span><text:span text:style-name="T1">,</text:span><text:span text:style-name="T3">'🏻'</text:span><text:span text:style-name="T1">,</text:span><text:span text:style-name="T3">'🏇'</text:span><text:span text:style-name="T1">,</text:span><text:span text:style-name="T3">'🏼'</text:span><text:span text:style-name="T1">,</text:span><text:span text:style-name="T3">'🏇'</text:span><text:span text:style-name="T1">,</text:span><text:span text:style-name="T3">'🏽'</text:span><text:span text:style-name="T1">,</text:span><text:span text:style-name="T3">'🏇'</text:span><text:span text:style-name="T1">,</text:span><text:span text:style-name="T3">'🏾'</text:span><text:span text:style-name="T1">,</text:span><text:span text:style-name="T3">'🏇'</text:span><text:span text:style-name="T1">,</text:span><text:span text:style-name="T3">'🏿'</text:span><text:span text:style-name="T1">,</text:span><text:span text:style-name="T3">'🏇'</text:span><text:span text:style-name="T1">,</text:span><text:span text:style-name="T3">'🏆'</text:span><text:span text:style-name="T1">,</text:span><text:span text:style-name="T3">'🎿'</text:span><text:span text:style-name="T1">,</text:span><text:span text:style-name="T3">'🏂'</text:span><text:span text:style-name="T1">,</text:span><text:span text:style-name="T3">'🏊'</text:span><text:span text:style-name="T1">,</text:span><text:span text:style-name="T3">'🏻'</text:span><text:span text:style-name="T1">,</text:span><text:span text:style-name="T3">'🏊'</text:span><text:span text:style-name="T1">,</text:span><text:span text:style-name="T3">'🏼'</text:span><text:span text:style-name="T1">,</text:span><text:span text:style-name="T3">'🏊'</text:span><text:span text:style-name="T1">,</text:span><text:span text:style-name="T3">'🏽'</text:span><text:span text:style-name="T1">,</text:span><text:span text:style-name="T3">'🏊'</text:span><text:span text:style-name="T1">,</text:span><text:span text:style-name="T3">'🏾'</text:span><text:span text:style-name="T1">,</text:span><text:span text:style-name="T3">'🏊'</text:span><text:span text:style-name="T1">,</text:span><text:span text:style-name="T3">'🏿'</text:span><text:span text:style-name="T1">,</text:span><text:span text:style-name="T3">'🏊'</text:span><text:span text:style-name="T1">,</text:span><text:span text:style-name="T3">'🏄'</text:span><text:span text:style-name="T1">,</text:span><text:span text:style-name="T3">'🏻'</text:span><text:span text:style-name="T1">,</text:span><text:span text:style-name="T3">'🏄'</text:span><text:span text:style-name="T1">,</text:span><text:span text:style-name="T3">'🏼'</text:span><text:span text:style-name="T1">,</text:span><text:span text:style-name="T3">'🏄'</text:span><text:span text:style-name="T1">,</text:span><text:span text:style-name="T3">'🏽'</text:span><text:span text:style-name="T1">,</text:span><text:span text:style-name="T3">'🏄'</text:span><text:span text:style-name="T1">,</text:span><text:span text:style-name="T3">'🏾'</text:span><text:span text:style-name="T1">,</text:span><text:span text:style-name="T3">'🏄'</text:span><text:span text:style-name="T1">,</text:span><text:span text:style-name="T3">'🏿'</text:span><text:span text:style-name="T1">,</text:span><text:span text:style-name="T3">'🏄'</text:span><text:span text:style-name="T1">,</text:span><text:span text:style-name="T3">'🎣'</text:span><text:span text:style-name="T1">,</text:span><text:span text:style-name="T3">'☕'</text:span><text:span text:style-name="T1">,</text:span><text:span text:style-name="T3">'🍵'</text:span><text:span text:style-name="T1">,</text:span><text:span text:style-name="T3">'🍶'</text:span><text:span text:style-name="T1">,</text:span><text:span text:style-name="T3">'🍼'</text:span><text:span text:style-name="T1">,</text:span><text:span text:style-name="T3">'🍺'</text:span><text:span text:style-name="T1">,</text:span><text:span text:style-name="T3">'🍻'</text:span><text:span text:style-name="T1">,</text:span><text:span text:style-name="T3">'🍸'</text:span><text:span text:style-name="T1">,</text:span><text:span text:style-name="T3">'🍹'</text:span><text:span text:style-name="T1">,</text:span><text:span text:style-name="T3">'🍷'</text:span><text:span text:style-name="T1">,</text:span><text:span text:style-name="T3">'🍴'</text:span><text:span text:style-name="T1">,</text:span><text:span text:style-name="T3">'🍕'</text:span><text:span text:style-name="T1">,</text:span><text:span text:style-name="T3">'🍔'</text:span><text:span text:style-name="T1">,</text:span><text:span text:style-name="T3">'🍟'</text:span><text:span text:style-name="T1">,</text:span><text:span text:style-name="T3">'🍗'</text:span><text:span text:style-name="T1">,</text:span><text:span text:style-name="T3">'🍖'</text:span><text:span text:style-name="T1">,</text:span><text:span text:style-name="T3">'🍝'</text:span><text:span text:style-name="T1">,</text:span><text:span text:style-name="T3">'🍛'</text:span><text:span text:style-name="T1">,</text:span><text:span text:style-name="T3">'🍤'</text:span><text:span text:style-name="T1">,</text:span><text:span text:style-name="T3">'🍱'</text:span><text:span text:style-name="T1">,</text:span><text:span text:style-name="T3">'🍣'</text:span><text:span text:style-name="T1">,</text:span><text:span text:style-name="T3">'🍥'</text:span><text:span text:style-name="T1">,</text:span><text:span text:style-name="T3">'🍙'</text:span><text:span text:style-name="T1">,</text:span><text:span text:style-name="T3">'🍘'</text:span><text:span text:style-name="T1">,</text:span><text:span text:style-name="T3">'🍚'</text:span><text:span text:style-name="T1">,</text:span><text:span text:style-name="T3">'🍜'</text:span><text:span text:style-name="T1">,</text:span><text:span text:style-name="T3">'🍲'</text:span><text:span text:style-name="T1">,</text:span><text:span text:style-name="T3">'🍢'</text:span><text:span text:style-name="T1">,</text:span><text:span text:style-name="T3">'🍡'</text:span><text:span text:style-name="T1">,</text:span><text:span text:style-name="T3">'🍳'</text:span><text:span text:style-name="T1">,</text:span><text:span text:style-name="T3">'🍞'</text:span><text:span text:style-name="T1">,</text:span><text:span text:style-name="T3">'🍩'</text:span><text:span text:style-name="T1">,</text:span><text:span text:style-name="T3">'🍮'</text:span><text:span text:style-name="T1">,</text:span><text:span text:style-name="T3">'🍦'</text:span><text:span text:style-name="T1">,</text:span><text:span text:style-name="T3">'🍨'</text:span><text:span text:style-name="T1">,</text:span><text:span text:style-name="T3">'🍧'</text:span><text:span text:style-name="T1">,</text:span><text:span text:style-name="T3">'🎂'</text:span><text:span text:style-name="T1">,</text:span><text:span text:style-name="T3">'🍰'</text:span><text:span text:style-name="T1">,</text:span><text:span text:style-name="T3">'🍪'</text:span><text:span text:style-name="T1">,</text:span><text:span text:style-name="T3">'🍫'</text:span><text:span text:style-name="T1">,</text:span><text:span text:style-name="T3">'🍬'</text:span><text:span text:style-name="T1">,</text:span><text:span text:style-name="T3">'🍭'</text:span><text:span text:style-name="T1">,</text:span><text:span text:style-name="T3">'🍯'</text:span><text:span text:style-name="T1">,</text:span><text:span text:style-name="T3">'🍎'</text:span><text:span text:style-name="T1">,</text:span><text:span text:style-name="T3">'🍏'</text:span><text:span text:style-name="T1">,</text:span><text:span text:style-name="T3">'🍊'</text:span><text:span text:style-name="T1">,</text:span><text:span text:style-name="T3">'🍋'</text:span><text:span text:style-name="T1">,</text:span><text:span text:style-name="T3">'🍒'</text:span><text:span text:style-name="T1">,</text:span><text:span text:style-name="T3">'🍇'</text:span><text:span text:style-name="T1">,</text:span><text:span text:style-name="T3">'🍉'</text:span><text:span text:style-name="T1">,</text:span><text:span text:style-name="T3">'🍓'</text:span><text:span text:style-name="T1">,</text:span><text:span text:style-name="T3">'🍑'</text:span><text:span text:style-name="T1">,</text:span><text:span text:style-name="T3">'🍈'</text:span><text:span text:style-name="T1">,</text:span><text:span text:style-name="T3">'🍌'</text:span><text:span text:style-name="T1">,</text:span><text:span text:style-name="T3">'🍐'</text:span><text:span text:style-name="T1">,</text:span><text:span text:style-name="T3">'🍍'</text:span><text:span text:style-name="T1">,</text:span><text:span text:style-name="T3">'🍠'</text:span><text:span text:style-name="T1">,</text:span><text:span text:style-name="T3">'🍆'</text:span><text:span text:style-name="T1">,</text:span><text:span text:style-name="T3">'🍅'</text:span><text:span text:style-name="T1">,</text:span><text:span text:style-name="T3">'🌽'</text:span><text:span text:style-name="T1">,</text:span><text:span text:style-name="T3">'🏠'</text:span><text:span text:style-name="T1">,</text:span><text:span text:style-name="T3">'🏡'</text:span><text:span text:style-name="T1">,</text:span><text:span text:style-name="T3">'🏫'</text:span><text:span text:style-name="T1">,</text:span><text:span text:style-name="T3">'🏢'</text:span><text:span text:style-name="T1">,</text:span><text:span text:style-name="T3">'🏣'</text:span><text:span text:style-name="T1">,</text:span><text:span text:style-name="T3">'🏥'</text:span><text:span text:style-name="T1">,</text:span><text:span text:style-name="T3">'🏦'</text:span><text:span text:style-name="T1">,</text:span><text:span text:style-name="T3">'🏪'</text:span><text:span text:style-name="T1">,</text:span><text:span text:style-name="T3">'🏩'</text:span><text:span text:style-name="T1">,</text:span><text:span text:style-name="T3">'🏨'</text:span><text:span text:style-name="T1">,</text:span><text:span text:style-name="T3">'💒'</text:span><text:span text:style-name="T1">,</text:span><text:span text:style-name="T3">'⛪'</text:span><text:span text:style-name="T1">,</text:span><text:span text:style-name="T3">'🏬'</text:span><text:span text:style-name="T1">,</text:span><text:span text:style-name="T3">'🏤'</text:span><text:span text:style-name="T1">,</text:span><text:span text:style-name="T3">'🌇'</text:span><text:span text:style-name="T1">,</text:span><text:span text:style-name="T3">'🌆'</text:span><text:span text:style-name="T1">,</text:span><text:span text:style-name="T3">'🏯'</text:span><text:span text:style-name="T1">,</text:span><text:span text:style-name="T3">'🏰'</text:span><text:span text:style-name="T1">,</text:span><text:span text:style-name="T3">'⛺'</text:span><text:span text:style-name="T1">,</text:span><text:span text:style-name="T3">'🏭'</text:span><text:span text:style-name="T1">,</text:span><text:span text:style-name="T3">'🗼'</text:span><text:span text:style-name="T1">,</text:span><text:span text:style-name="T3">'🗾'</text:span><text:span text:style-name="T1">,</text:span><text:span text:style-name="T3">'🗻'</text:span><text:span text:style-name="T1">,</text:span><text:span text:style-name="T3">'🌄'</text:span><text:span text:style-name="T1">,</text:span><text:span text:style-name="T3">'🌅'</text:span><text:span text:style-name="T1">,</text:span><text:span text:style-name="T3">'🌃'</text:span><text:span text:style-name="T1">,</text:span><text:span text:style-name="T3">'🗽'</text:span><text:span text:style-name="T1">,</text:span><text:span text:style-name="T3">'🌉'</text:span><text:span text:style-name="T1">,</text:span><text:span text:style-name="T3">'🎠'</text:span><text:span text:style-name="T1">,</text:span><text:span text:style-name="T3">'🎡'</text:span><text:span text:style-name="T1">,</text:span><text:span text:style-name="T3">'⛲'</text:span><text:span text:style-name="T1">,</text:span><text:span text:style-name="T3">'🎢'</text:span><text:span text:style-name="T1">,</text:span><text:span text:style-name="T3">'🚢'</text:span><text:span text:style-name="T1">,</text:span><text:span text:style-name="T3">'⛵'</text:span><text:span text:style-name="T1">,</text:span><text:span text:style-name="T3">'🚤'</text:span><text:span text:style-name="T1">,</text:span><text:span text:style-name="T3">'🚣'</text:span><text:span text:style-name="T1">,</text:span><text:span text:style-name="T3">'⚓'</text:span><text:span text:style-name="T1">,</text:span><text:span text:style-name="T3">'🚀'</text:span><text:span text:style-name="T1">,</text:span><text:span text:style-name="T3">'✈'</text:span><text:span text:style-name="T1">,</text:span><text:span text:style-name="T3">'💺'</text:span><text:span text:style-name="T1">,</text:span><text:span text:style-name="T3">'🚁'</text:span><text:span text:style-name="T1">,</text:span><text:span text:style-name="T3">'🚂'</text:span><text:span text:style-name="T1">,</text:span><text:span text:style-name="T3">'🚊'</text:span><text:span text:style-name="T1">,</text:span><text:span text:style-name="T3">'🚉'</text:span><text:span text:style-name="T1">,</text:span><text:span text:style-name="T3">'🚞'</text:span><text:span text:style-name="T1">,</text:span><text:span text:style-name="T3">'🚆'</text:span><text:span text:style-name="T1">,</text:span><text:span text:style-name="T3">'🚄'</text:span><text:span text:style-name="T1">,</text:span><text:span text:style-name="T3">'🚅'</text:span><text:span text:style-name="T1">,</text:span><text:span text:style-name="T3">'🚈'</text:span><text:span text:style-name="T1">,</text:span><text:span text:style-name="T3">'🚇'</text:span><text:span text:style-name="T1">,</text:span><text:span text:style-name="T3">'🚝'</text:span><text:span text:style-name="T1">,</text:span><text:span text:style-name="T3">'🚋'</text:span><text:span text:style-name="T1">,</text:span><text:span text:style-name="T3">'🚃'</text:span><text:span text:style-name="T1">,</text:span><text:span text:style-name="T3">'🚎'</text:span><text:span text:style-name="T1">,</text:span><text:span text:style-name="T3">'🚌'</text:span><text:span text:style-name="T1">,</text:span><text:span text:style-name="T3">'🚍'</text:span><text:span text:style-name="T1">,</text:span><text:span text:style-name="T3">'🚙'</text:span><text:span text:style-name="T1">,</text:span><text:span text:style-name="T3">'🚘'</text:span><text:span text:style-name="T1">,</text:span><text:span text:style-name="T3">'🚗'</text:span><text:span text:style-name="T1">,</text:span><text:span text:style-name="T3">'🚕'</text:span><text:span text:style-name="T1">,</text:span><text:span text:style-name="T3">'🚖'</text:span><text:span text:style-name="T1">,</text:span><text:span text:style-name="T3">'🚛'</text:span><text:span text:style-name="T1">,</text:span><text:span text:style-name="T3">'🚚'</text:span><text:span text:style-name="T1">,</text:span><text:span text:style-name="T3">'🚨'</text:span><text:span text:style-name="T1">,</text:span><text:span text:style-name="T3">'🚓'</text:span><text:span text:style-name="T1">,</text:span><text:span text:style-name="T3">'🚔'</text:span><text:span text:style-name="T1">,</text:span><text:span text:style-name="T3">'🚒'</text:span><text:span text:style-name="T1">,</text:span><text:span text:style-name="T3">'🚑'</text:span><text:span text:style-name="T1">,</text:span><text:span text:style-name="T3">'🚐'</text:span><text:span text:style-name="T1">,</text:span><text:span text:style-name="T3">'🚲'</text:span><text:span text:style-name="T1">,</text:span><text:span text:style-name="T3">'🚡'</text:span><text:span text:style-name="T1">,</text:span><text:span text:style-name="T3">'🚟'</text:span><text:span text:style-name="T1">,</text:span><text:span text:style-name="T3">'🚠'</text:span><text:span text:style-name="T1">,</text:span><text:span text:style-name="T3">'🚜'</text:span><text:span text:style-name="T1">,</text:span><text:span text:style-name="T3">'💈'</text:span><text:span text:style-name="T1">,</text:span><text:span text:style-name="T3">'🚏'</text:span><text:span text:style-name="T1">,</text:span><text:span text:style-name="T3">'🎫'</text:span><text:span text:style-name="T1">,</text:span><text:span text:style-name="T3">'🚦'</text:span><text:span text:style-name="T1">,</text:span><text:span text:style-name="T3">'🚥'</text:span><text:span text:style-name="T1">,</text:span><text:span text:style-name="T3">'⚠'</text:span><text:span text:style-name="T1">,</text:span><text:span text:style-name="T3">'🚧'</text:span><text:span text:style-name="T1">,</text:span><text:span text:style-name="T3">'🔰'</text:span><text:span text:style-name="T1">,</text:span><text:span text:style-name="T3">'⛽'</text:span><text:span text:style-name="T1">,</text:span><text:span text:style-name="T3">'🏮'</text:span><text:span text:style-name="T1">,</text:span><text:span text:style-name="T3">'🎰'</text:span><text:span text:style-name="T1">,</text:span><text:span text:style-name="T3">'♨'</text:span><text:span text:style-name="T1">,</text:span><text:span text:style-name="T3">'🗿'</text:span><text:span text:style-name="T1">,</text:span><text:span text:style-name="T3">'🎪'</text:span><text:span text:style-name="T1">,</text:span><text:span text:style-name="T3">'🎭'</text:span><text:span text:style-name="T1">,</text:span><text:span text:style-name="T3">'📍'</text:span><text:span text:style-name="T1">,</text:span><text:span text:style-name="T3">'🚩'</text:span><text:span text:style-name="T1">,</text:span><text:span text:style-name="T3">'🔟'</text:span><text:span text:style-name="T1">,</text:span><text:span text:style-name="T3">'🔢'</text:span><text:span text:style-name="T1">,</text:span><text:span text:style-name="T3">'#'</text:span><text:span text:style-name="T1">,</text:span><text:span text:style-name="T3">'⃣'</text:span><text:span text:style-name="T1">,</text:span><text:span text:style-name="T3">'🔣'</text:span><text:span text:style-name="T1">,</text:span><text:span text:style-name="T3">'⬆'</text:span><text:span text:style-name="T1">,</text:span><text:span text:style-name="T3">'⬇'</text:span><text:span text:style-name="T1">,</text:span><text:span text:style-name="T3">'⬅'</text:span><text:span text:style-name="T1">,</text:span><text:span text:style-name="T3">'➡'</text:span><text:span text:style-name="T1">,</text:span><text:span text:style-name="T3">'🔠'</text:span><text:span text:style-name="T1">,</text:span><text:span text:style-name="T3">'🔡'</text:span><text:span text:style-name="T1">,</text:span><text:span text:style-name="T3">'🔤'</text:span><text:span text:style-name="T1">,</text:span><text:span text:style-name="T3">'↗'</text:span><text:span text:style-name="T1">,</text:span><text:span text:style-name="T3">'↖'</text:span><text:span text:style-name="T1">,</text:span><text:span text:style-name="T3">'↘'</text:span><text:span text:style-name="T1">,</text:span><text:span text:style-name="T3">'↙'</text:span><text:span text:style-name="T1">,</text:span><text:span text:style-name="T3">'↔'</text:span><text:span text:style-name="T1">,</text:span><text:span text:style-name="T3">'↕'</text:span><text:span text:style-name="T1">,</text:span><text:span text:style-name="T3">'🔄'</text:span><text:span text:style-name="T1">,</text:span><text:span text:style-name="T3">'◀'</text:span><text:span text:style-name="T1">,</text:span><text:span text:style-name="T3">'▶'</text:span><text:span text:style-name="T1">,</text:span><text:span text:style-name="T3">'🔼'</text:span><text:span text:style-name="T1">,</text:span><text:span text:style-name="T3">'🔽'</text:span><text:span text:style-name="T1">,</text:span><text:span text:style-name="T3">'↩'</text:span><text:span text:style-name="T1">,</text:span><text:span text:style-name="T3">'↪'</text:span><text:span text:style-name="T1">,</text:span><text:span text:style-name="T3">'</text:span><text:span text:style-name="T2">ℹ</text:span><text:span text:style-name="T3">'</text:span><text:span text:style-name="T1">,</text:span><text:span text:style-name="T3">'⏪'</text:span><text:span text:style-name="T1">,</text:span><text:span text:style-name="T3">'⏩'</text:span><text:span text:style-name="T1">,</text:span><text:span text:style-name="T3">'⏫'</text:span><text:span text:style-name="T1">,</text:span><text:span text:style-name="T3">'⏬'</text:span><text:span text:style-name="T1">,</text:span><text:span text:style-name="T3">'⤵'</text:span><text:span text:style-name="T1">,</text:span><text:span text:style-name="T3">'⤴'</text:span><text:span text:style-name="T1">,</text:span><text:span text:style-name="T3">'🆗'</text:span><text:span text:style-name="T1">,</text:span><text:span text:style-name="T3">'🔀'</text:span><text:span text:style-name="T1">,</text:span><text:span text:style-name="T3">'🔁'</text:span><text:span text:style-name="T1">,</text:span><text:span text:style-name="T3">'🔂'</text:span><text:span text:style-name="T1">,</text:span><text:span text:style-name="T3">'🆕'</text:span><text:span text:style-name="T1">,</text:span><text:span text:style-name="T3">'🆙'</text:span><text:span text:style-name="T1">,</text:span><text:span text:style-name="T3">'🆒'</text:span><text:span text:style-name="T1">,</text:span><text:span text:style-name="T3">'🆓'</text:span><text:span text:style-name="T1">,</text:span><text:span text:style-name="T3">'🆖'</text:span><text:span text:style-name="T1">,</text:span><text:span text:style-name="T3">'📶'</text:span><text:span text:style-name="T1">,</text:span><text:span text:style-name="T3">'🎦'</text:span><text:span text:style-name="T1">,</text:span><text:span text:style-name="T3">'🈁'</text:span><text:span text:style-name="T1">,</text:span><text:span text:style-name="T3">'🈯'</text:span><text:span text:style-name="T1">,</text:span><text:span text:style-name="T3">'🈳'</text:span><text:span text:style-name="T1">,</text:span><text:span text:style-name="T3">'🈵'</text:span><text:span text:style-name="T1">,</text:span><text:span text:style-name="T3">'🈴'</text:span><text:span text:style-name="T1">,</text:span><text:span text:style-name="T3">'🈲'</text:span><text:span text:style-name="T1">,</text:span><text:span text:style-name="T3">'🉐'</text:span><text:span text:style-name="T1">,</text:span><text:span text:style-name="T3">'🈹'</text:span><text:span text:style-name="T1">,</text:span><text:span text:style-name="T3">'🈺'</text:span><text:span text:style-name="T1">,</text:span><text:span text:style-name="T3">'🈶'</text:span><text:span text:style-name="T1">,</text:span><text:span text:style-name="T3">'🈚'</text:span><text:span text:style-name="T1">,</text:span><text:span text:style-name="T3">'🚻'</text:span><text:span text:style-name="T1">,</text:span><text:span text:style-name="T3">'🚹'</text:span><text:span text:style-name="T1">,</text:span><text:span text:style-name="T3">'🚺'</text:span><text:span text:style-name="T1">,</text:span><text:span text:style-name="T3">'🚼'</text:span><text:span text:style-name="T1">,</text:span><text:span text:style-name="T3">'🚾'</text:span><text:span text:style-name="T1">,</text:span><text:span text:style-name="T3">'🚰'</text:span><text:span text:style-name="T1">,</text:span><text:span text:style-name="T3">'🚮'</text:span><text:span text:style-name="T1">,</text:span><text:span text:style-name="T3">'🅿'</text:span><text:span text:style-name="T1">,</text:span><text:span text:style-name="T3">'♿'</text:span><text:span text:style-name="T1">,</text:span><text:span text:style-name="T3">'🚭'</text:span><text:span text:style-name="T1">,</text:span><text:span text:style-name="T3">'🈷'</text:span><text:span text:style-name="T1">,</text:span><text:span text:style-name="T3">'🈸'</text:span><text:span text:style-name="T1">,</text:span><text:span text:style-name="T3">'🈂'</text:span><text:span text:style-name="T1">,</text:span><text:span text:style-name="T3">'Ⓜ'</text:span><text:span text:style-name="T1">,</text:span><text:span text:style-name="T3">'🛂'</text:span><text:span text:style-name="T1">,</text:span><text:span text:style-name="T3">'🛄'</text:span><text:span text:style-name="T1">,</text:span><text:span text:style-name="T3">'🛅'</text:span><text:span text:style-name="T1">,</text:span><text:span text:style-name="T3">'🛃'</text:span><text:span text:style-name="T1">,</text:span><text:span text:style-name="T3">'🉑'</text:span><text:span text:style-name="T1">,</text:span><text:span text:style-name="T3">'</text:span><text:span text:style-name="T4">㊙</text:span><text:span text:style-name="T3">'</text:span><text:span text:style-name="T1">,</text:span><text:span text:style-name="T3">'</text:span><text:span text:style-name="T4">㊗</text:span><text:span text:style-name="T3">'</text:span><text:span text:style-name="T1">,</text:span><text:span text:style-name="T3">'🆑'</text:span><text:span text:style-name="T1">,</text:span><text:span text:style-name="T3">'🆘'</text:span><text:span text:style-name="T1">,</text:span><text:span text:style-name="T3">'🆔'</text:span><text:span text:style-name="T1">,</text:span><text:span text:style-name="T3">'🚫'</text:span><text:span text:style-name="T1">,</text:span><text:span text:style-name="T3">'🔞'</text:span><text:span text:style-name="T1">,</text:span><text:span text:style-name="T3">'📵'</text:span><text:span text:style-name="T1">,</text:span><text:span text:style-name="T3">'🚯'</text:span><text:span text:style-name="T1">,</text:span><text:span text:style-name="T3">'🚱'</text:span><text:span text:style-name="T1">,</text:span><text:span text:style-name="T3">'🚳'</text:span><text:span text:style-name="T1">,</text:span><text:span text:style-name="T3">'🚷'</text:span><text:span text:style-name="T1">,</text:span><text:span text:style-name="T3">'🚸'</text:span><text:span text:style-name="T1">,</text:span><text:span text:style-name="T3">'⛔'</text:span><text:span text:style-name="T1">,</text:span><text:span text:style-name="T3">'✳'</text:span><text:span text:style-name="T1">,</text:span><text:span text:style-name="T3">'❇'</text:span><text:span text:style-name="T1">,</text:span><text:span text:style-name="T3">'❎'</text:span><text:span text:style-name="T1">,</text:span><text:span text:style-name="T3">'✅'</text:span><text:span text:style-name="T1">,</text:span><text:span text:style-name="T3">'✴'</text:span><text:span text:style-name="T1">,</text:span><text:span text:style-name="T3">'💟'</text:span><text:span text:style-name="T1">,</text:span><text:span text:style-name="T3">'🆚'</text:span><text:span text:style-name="T1">,</text:span><text:span text:style-name="T3">'📳'</text:span><text:span text:style-name="T1">,</text:span><text:span text:style-name="T3">'📴'</text:span><text:span text:style-name="T1">,</text:span><text:span text:style-name="T3">'🅰'</text:span><text:span text:style-name="T1">,</text:span><text:span text:style-name="T3">'🅱'</text:span><text:span text:style-name="T1">,</text:span><text:span text:style-name="T3">'🆎'</text:span><text:span text:style-name="T1">,</text:span><text:span text:style-name="T3">'🅾'</text:span><text:span text:style-name="T1">,</text:span><text:span text:style-name="T3">'💠'</text:span><text:span text:style-name="T1">,</text:span><text:span text:style-name="T3">'➿'</text:span><text:span text:style-name="T1">,</text:span><text:span text:style-name="T3">'♻'</text:span><text:span text:style-name="T1">,</text:span><text:span text:style-name="T3">'♈'</text:span><text:span text:style-name="T1">,</text:span><text:span text:style-name="T3">'♉'</text:span><text:span text:style-name="T1">,</text:span><text:span text:style-name="T3">'♊'</text:span><text:span text:style-name="T1">,</text:span><text:span text:style-name="T3">'♋'</text:span><text:span text:style-name="T1">,</text:span><text:span text:style-name="T3">'♌'</text:span><text:span text:style-name="T1">,</text:span><text:span text:style-name="T3">'♍'</text:span><text:span text:style-name="T1">,</text:span><text:span text:style-name="T3">'♎</text:span><text:soft-page-break/><text:span text:style-name="T3">'</text:span><text:span text:style-name="T1">,</text:span><text:span text:style-name="T3">'♏'</text:span><text:span text:style-name="T1">,</text:span><text:span text:style-name="T3">'♐'</text:span><text:span text:style-name="T1">,</text:span><text:span text:style-name="T3">'♑'</text:span><text:span text:style-name="T1">,</text:span><text:span text:style-name="T3">'♒'</text:span><text:span text:style-name="T1">,</text:span><text:span text:style-name="T3">'♓'</text:span><text:span text:style-name="T1">,</text:span><text:span text:style-name="T3">'⛎'</text:span><text:span text:style-name="T1">,</text:span><text:span text:style-name="T3">'🔯'</text:span><text:span text:style-name="T1">,</text:span><text:span text:style-name="T3">'🏧'</text:span><text:span text:style-name="T1">,</text:span><text:span text:style-name="T3">'💹'</text:span><text:span text:style-name="T1">,</text:span><text:span text:style-name="T3">'💲'</text:span><text:span text:style-name="T1">,</text:span><text:span text:style-name="T3">'💱'</text:span><text:span text:style-name="T1">,</text:span><text:span text:style-name="T3">'©'</text:span><text:span text:style-name="T1">,</text:span><text:span text:style-name="T3">'®'</text:span><text:span text:style-name="T1">,</text:span><text:span text:style-name="T3">'™'</text:span><text:span text:style-name="T1">,</text:span><text:span text:style-name="T3">'❌'</text:span><text:span text:style-name="T1">,</text:span><text:span text:style-name="T3">'‼'</text:span><text:span text:style-name="T1">,</text:span><text:span text:style-name="T3">'⁉'</text:span><text:span text:style-name="T1">,</text:span><text:span text:style-name="T3">'❗'</text:span><text:span text:style-name="T1">,</text:span><text:span text:style-name="T3">'❓'</text:span><text:span text:style-name="T1">,</text:span><text:span text:style-name="T3">'❕'</text:span><text:span text:style-name="T1">,</text:span><text:span text:style-name="T3">'❔'</text:span><text:span text:style-name="T1">,</text:span><text:span text:style-name="T3">'⭕'</text:span><text:span text:style-name="T1">,</text:span><text:span text:style-name="T3">'🔝'</text:span><text:span text:style-name="T1">,</text:span><text:span text:style-name="T3">'🔚'</text:span><text:span text:style-name="T1">,</text:span><text:span text:style-name="T3">'🔙'</text:span><text:span text:style-name="T1">,</text:span><text:span text:style-name="T3">'🔛'</text:span><text:span text:style-name="T1">,</text:span><text:span text:style-name="T3">'🔜'</text:span><text:span text:style-name="T1">,</text:span><text:span text:style-name="T3">'🔃'</text:span><text:span text:style-name="T1">,</text:span><text:span text:style-name="T3">'🕛'</text:span><text:span text:style-name="T1">,</text:span><text:span text:style-name="T3">'🕧'</text:span><text:span text:style-name="T1">,</text:span><text:span text:style-name="T3">'🕐'</text:span><text:span text:style-name="T1">,</text:span><text:span text:style-name="T3">'🕜'</text:span><text:span text:style-name="T1">,</text:span><text:span text:style-name="T3">'🕑'</text:span><text:span text:style-name="T1">,</text:span><text:span text:style-name="T3">'🕝'</text:span><text:span text:style-name="T1">,</text:span><text:span text:style-name="T3">'🕒'</text:span><text:span text:style-name="T1">,</text:span><text:span text:style-name="T3">'🕞'</text:span><text:span text:style-name="T1">,</text:span><text:span text:style-name="T3">'🕓'</text:span><text:span text:style-name="T1">,</text:span><text:span text:style-name="T3">'🕟'</text:span><text:span text:style-name="T1">,</text:span><text:span text:style-name="T3">'🕔'</text:span><text:span text:style-name="T1">,</text:span><text:span text:style-name="T3">'🕠'</text:span><text:span text:style-name="T1">,</text:span><text:span text:style-name="T3">'🕕'</text:span><text:span text:style-name="T1">,</text:span><text:span text:style-name="T3">'🕖'</text:span><text:span text:style-name="T1">,</text:span><text:span text:style-name="T3">'🕗'</text:span><text:span text:style-name="T1">,</text:span><text:span text:style-name="T3">'🕘'</text:span><text:span text:style-name="T1">,</text:span><text:span text:style-name="T3">'🕙'</text:span><text:span text:style-name="T1">,</text:span><text:span text:style-name="T3">'🕚'</text:span><text:span text:style-name="T1">,</text:span><text:span text:style-name="T3">'🕡'</text:span><text:span text:style-name="T1">,</text:span><text:span text:style-name="T3">'🕢'</text:span><text:span text:style-name="T1">,</text:span><text:span text:style-name="T3">'🕣'</text:span><text:span text:style-name="T1">,</text:span><text:span text:style-name="T3">'🕤'</text:span><text:span text:style-name="T1">,</text:span><text:span text:style-name="T3">'🕥'</text:span><text:span text:style-name="T1">,</text:span><text:span text:style-name="T3">'🕦'</text:span><text:span text:style-name="T1">,</text:span><text:span text:style-name="T3">'✖'</text:span><text:span text:style-name="T1">,</text:span><text:span text:style-name="T3">'➕'</text:span><text:span text:style-name="T1">,</text:span><text:span text:style-name="T3">'➖'</text:span><text:span text:style-name="T1">,</text:span><text:span text:style-name="T3">'➗'</text:span><text:span text:style-name="T1">,</text:span><text:span text:style-name="T3">'♠'</text:span><text:span text:style-name="T1">,</text:span><text:span text:style-name="T3">'♥'</text:span><text:span text:style-name="T1">,</text:span><text:span text:style-name="T3">'♣'</text:span><text:span text:style-name="T1">,</text:span><text:span text:style-name="T3">'♦'</text:span><text:span text:style-name="T1">,</text:span><text:span text:style-name="T3">'💮'</text:span><text:span text:style-name="T1">,</text:span><text:span text:style-name="T3">'💯'</text:span><text:span text:style-name="T1">,</text:span><text:span text:style-name="T3">'✔'</text:span><text:span text:style-name="T1">,</text:span><text:span text:style-name="T3">'☑'</text:span><text:span text:style-name="T1">,</text:span><text:span text:style-name="T3">'🔘'</text:span><text:span text:style-name="T1">,</text:span><text:span text:style-name="T3">'🔗'</text:span><text:span text:style-name="T1">,</text:span><text:span text:style-name="T3">'➰'</text:span><text:span text:style-name="T1">,</text:span><text:span text:style-name="T3">'</text:span><text:span text:style-name="T4">〰</text:span><text:span text:style-name="T3">'</text:span><text:span text:style-name="T1">,</text:span><text:span text:style-name="T3">'</text:span><text:span text:style-name="T4">〽</text:span><text:span text:style-name="T3">'</text:span><text:span text:style-name="T1">,</text:span><text:span text:style-name="T3">'🔱'</text:span><text:span text:style-name="T1">,</text:span><text:span text:style-name="T3">'◼'</text:span><text:span text:style-name="T1">,</text:span><text:span text:style-name="T3">'◻'</text:span><text:span text:style-name="T1">,</text:span><text:span text:style-name="T3">'◾'</text:span><text:span text:style-name="T1">,</text:span><text:span text:style-name="T3">'◽'</text:span><text:span text:style-name="T1">,</text:span><text:span text:style-name="T3">'▪'</text:span><text:span text:style-name="T1">,</text:span><text:span text:style-name="T3">'▫'</text:span><text:span text:style-name="T1">,</text:span><text:span text:style-name="T3">'🔺'</text:span><text:span text:style-name="T1">,</text:span><text:span text:style-name="T3">'🔲'</text:span><text:span text:style-name="T1">,</text:span><text:span text:style-name="T3">'🔳'</text:span><text:span text:style-name="T1">,</text:span><text:span text:style-name="T3">'</text:span><text:span text:style-name="T2">⚫</text:span><text:span text:style-name="T3">'</text:span><text:span text:style-name="T1">,</text:span><text:span text:style-name="T3">'</text:span><text:span text:style-name="T2">⚪</text:span><text:span text:style-name="T3">'</text:span><text:span text:style-name="T1">,</text:span><text:span text:style-name="T3">'🔴'</text:span><text:span text:style-name="T1">,</text:span><text:span text:style-name="T3">'🔵'</text:span><text:span text:style-name="T1">,</text:span><text:span text:style-name="T3">'🔻'</text:span><text:span text:style-name="T1">,</text:span><text:span text:style-name="T3">'⬜'</text:span><text:span text:style-name="T1">,</text:span><text:span text:style-name="T3">'⬛'</text:span><text:span text:style-name="T1">,</text:span><text:span text:style-name="T3">'🔶'</text:span><text:span text:style-name="T1">,</text:span><text:span text:style-name="T3">'🔷'</text:span><text:span text:style-name="T1">,</text:span><text:span text:style-name="T3">'🔸'</text:span><text:span text:style-name="T1">,</text:span><text:span text:style-name="T3">'🔹'</text:span><text:span text:style-name="T1">,</text:span><text:span text:style-name="T3">'🇦🇫'</text:span><text:span text:style-name="T1">,</text:span><text:span text:style-name="T3">'🇦🇱'</text:span><text:span text:style-name="T1">,</text:span><text:span text:style-name="T3">'🇩🇿'</text:span><text:span text:style-name="T1">,</text:span><text:span text:style-name="T3">'🇦🇸'</text:span><text:span text:style-name="T1">,</text:span><text:span text:style-name="T3">'🇦🇩'</text:span><text:span text:style-name="T1">,</text:span><text:span text:style-name="T3">'🇦🇴'</text:span><text:span text:style-name="T1">,</text:span><text:span text:style-name="T3">'🇦🇮'</text:span><text:span text:style-name="T1">,</text:span><text:span text:style-name="T3">'🇦🇬'</text:span><text:span text:style-name="T1">,</text:span><text:span text:style-name="T3">'🇦🇷'</text:span><text:span text:style-name="T1">,</text:span><text:span text:style-name="T3">'🇦🇲'</text:span><text:span text:style-name="T1">,</text:span><text:span text:style-name="T3">'🇦🇼'</text:span><text:span text:style-name="T1">,</text:span><text:span text:style-name="T3">'🇦🇺'</text:span><text:span text:style-name="T1">,</text:span><text:span text:style-name="T3">'🇦🇹'</text:span><text:span text:style-name="T1">,</text:span><text:span text:style-name="T3">'🇦🇿'</text:span><text:span text:style-name="T1">,</text:span><text:span text:style-name="T3">'🇧🇸'</text:span><text:span text:style-name="T1">,</text:span><text:span text:style-name="T3">'🇧🇭'</text:span><text:span text:style-name="T1">,</text:span><text:span text:style-name="T3">'🇧🇩'</text:span><text:span text:style-name="T1">,</text:span><text:span text:style-name="T3">'🇧🇧'</text:span><text:span text:style-name="T1">,</text:span><text:span text:style-name="T3">'🇧🇾'</text:span><text:span text:style-name="T1">,</text:span><text:span text:style-name="T3">'🇧🇪'</text:span><text:span text:style-name="T1">,</text:span><text:span text:style-name="T3">'🇧🇿'</text:span><text:span text:style-name="T1">,</text:span><text:span text:style-name="T3">'🇧🇯'</text:span><text:span text:style-name="T1">,</text:span><text:span text:style-name="T3">'🇧🇲'</text:span><text:span text:style-name="T1">,</text:span><text:span text:style-name="T3">'🇧🇹'</text:span><text:span text:style-name="T1">,</text:span><text:span text:style-name="T3">'🇧🇴'</text:span><text:span text:style-name="T1">,</text:span><text:span text:style-name="T3">'🇧🇦'</text:span><text:span text:style-name="T1">,</text:span><text:span text:style-name="T3">'🇧🇼'</text:span><text:span text:style-name="T1">,</text:span><text:span text:style-name="T3">'🇧🇷'</text:span><text:span text:style-name="T1">,</text:span><text:span text:style-name="T3">'🇻🇬'</text:span><text:span text:style-name="T1">,</text:span><text:span text:style-name="T3">'🇧🇳'</text:span><text:span text:style-name="T1">,</text:span><text:span text:style-name="T3">'🇧🇬'</text:span><text:span text:style-name="T1">,</text:span><text:span text:style-name="T3">'🇧🇫'</text:span><text:span text:style-name="T1">,</text:span><text:span text:style-name="T3">'🇧🇮'</text:span><text:span text:style-name="T1">,</text:span><text:span text:style-name="T3">'🇰🇭'</text:span><text:span text:style-name="T1">,</text:span><text:span text:style-name="T3">'🇨🇲'</text:span><text:span text:style-name="T1">,</text:span><text:span text:style-name="T3">'🇨🇦'</text:span><text:span text:style-name="T1">,</text:span><text:span text:style-name="T3">'🇨🇻'</text:span><text:span text:style-name="T1">,</text:span><text:span text:style-name="T3">'🇰🇾'</text:span><text:span text:style-name="T1">,</text:span><text:span text:style-name="T3">'🇨🇫'</text:span><text:span text:style-name="T1">,</text:span><text:span text:style-name="T3">'🇨🇱'</text:span><text:span text:style-name="T1">,</text:span><text:span text:style-name="T3">'🇨🇳'</text:span><text:span text:style-name="T1">,</text:span><text:span text:style-name="T3">'🇨🇴'</text:span><text:span text:style-name="T1">,</text:span><text:span text:style-name="T3">'🇰🇲'</text:span><text:span text:style-name="T1">,</text:span><text:span text:style-name="T3">'🇨🇩'</text:span><text:span text:style-name="T1">,</text:span><text:span text:style-name="T3">'🇨🇬'</text:span><text:span text:style-name="T1">,</text:span><text:span text:style-name="T3">'🇨🇰'</text:span><text:span text:style-name="T1">,</text:span><text:span text:style-name="T3">'🇨🇷'</text:span><text:span text:style-name="T1">,</text:span><text:span text:style-name="T3">'🇭🇷'</text:span><text:span text:style-name="T1">,</text:span><text:span text:style-name="T3">'🇨🇺'</text:span><text:span text:style-name="T1">,</text:span><text:span text:style-name="T3">'🇨🇼'</text:span><text:span text:style-name="T1">,</text:span><text:span text:style-name="T3">'🇨🇾'</text:span><text:span text:style-name="T1">,</text:span><text:span text:style-name="T3">'🇨🇿'</text:span><text:span text:style-name="T1">,</text:span><text:span text:style-name="T3">'🇩🇰'</text:span><text:span text:style-name="T1">,</text:span><text:span text:style-name="T3">'🇩🇯'</text:span><text:span text:style-name="T1">,</text:span><text:span text:style-name="T3">'🇩🇲'</text:span><text:span text:style-name="T1">,</text:span><text:span text:style-name="T3">'🇩🇴'</text:span><text:span text:style-name="T1">,</text:span><text:span text:style-name="T3">'🇪🇨'</text:span><text:span text:style-name="T1">,</text:span><text:span text:style-name="T3">'🇪🇬'</text:span><text:span text:style-name="T1">,</text:span><text:span text:style-name="T3">'🇸🇻'</text:span><text:span text:style-name="T1">,</text:span><text:span text:style-name="T3">'🇬🇶'</text:span><text:span text:style-name="T1">,</text:span><text:span text:style-name="T3">'🇪🇷'</text:span><text:span text:style-name="T1">,</text:span><text:span text:style-name="T3">'🇪🇪'</text:span><text:span text:style-name="T1">,</text:span><text:span text:style-name="T3">'🇪🇹'</text:span><text:span text:style-name="T1">,</text:span><text:span text:style-name="T3">'🇫🇴'</text:span><text:span text:style-name="T1">,</text:span><text:span text:style-name="T3">'🇫🇯'</text:span><text:span text:style-name="T1">,</text:span><text:span text:style-name="T3">'🇫🇮'</text:span><text:span text:style-name="T1">,</text:span><text:span text:style-name="T3">'🇫🇷'</text:span><text:span text:style-name="T1">,</text:span><text:span text:style-name="T3">'🇬🇫'</text:span><text:span text:style-name="T1">,</text:span><text:span text:style-name="T3">'🇹🇫'</text:span><text:span text:style-name="T1">,</text:span><text:span text:style-name="T3">'🇬🇦'</text:span><text:span text:style-name="T1">,</text:span><text:span text:style-name="T3">'🇬🇲'</text:span><text:span text:style-name="T1">,</text:span><text:span text:style-name="T3">'🇬🇪'</text:span><text:span text:style-name="T1">,</text:span><text:span text:style-name="T3">'🇩🇪'</text:span><text:span text:style-name="T1">,</text:span><text:span text:style-name="T3">'🇬🇭'</text:span><text:span text:style-name="T1">,</text:span><text:span text:style-name="T3">'🇬🇮'</text:span><text:span text:style-name="T1">,</text:span><text:span text:style-name="T3">'🇬🇷'</text:span><text:span text:style-name="T1">,</text:span><text:span text:style-name="T3">'🇬🇩'</text:span><text:span text:style-name="T1">,</text:span><text:span text:style-name="T3">'🇬🇵'</text:span><text:span text:style-name="T1">,</text:span><text:span text:style-name="T3">'🇬🇺'</text:span><text:span text:style-name="T1">,</text:span><text:span text:style-name="T3">'🇬🇹'</text:span><text:span text:style-name="T1">,</text:span><text:span text:style-name="T3">'🇬🇳'</text:span><text:span text:style-name="T1">,</text:span><text:span text:style-name="T3">'🇬🇼'</text:span><text:span text:style-name="T1">,</text:span><text:span text:style-name="T3">'🇬🇾'</text:span><text:span text:style-name="T1">,</text:span><text:span text:style-name="T3">'🇭🇹'</text:span><text:span text:style-name="T1">,</text:span><text:span text:style-name="T3">'🇭🇳'</text:span><text:span text:style-name="T1">,</text:span><text:span text:style-name="T3">'🇭🇰'</text:span><text:span text:style-name="T1">,</text:span><text:span text:style-name="T3">'🇭🇺'</text:span><text:span text:style-name="T1">,</text:span><text:span text:style-name="T3">'🇮🇸'</text:span><text:span text:style-name="T1">,</text:span><text:span text:style-name="T3">'🇮🇳'</text:span><text:span text:style-name="T1">,</text:span><text:span text:style-name="T3">'🇮🇩'</text:span><text:span text:style-name="T1">,</text:span><text:span text:style-name="T3">'🇮🇷'</text:span><text:span text:style-name="T1">,</text:span><text:span text:style-name="T3">'🇮🇶'</text:span><text:span text:style-name="T1">,</text:span><text:span text:style-name="T3">'🇮🇪'</text:span><text:span text:style-name="T1">,</text:span><text:span text:style-name="T3">'🇮🇱'</text:span><text:span text:style-name="T1">,</text:span><text:span text:style-name="T3">'🇮🇹'</text:span><text:span text:style-name="T1">,</text:span><text:span text:style-name="T3">'🇨🇮'</text:span><text:span text:style-name="T1">,</text:span><text:span text:style-name="T3">'🇯🇲'</text:span><text:span text:style-name="T1">,</text:span><text:span text:style-name="T3">'🇯🇵'</text:span><text:span text:style-name="T1">,</text:span><text:span text:style-name="T3">'🇯🇴'</text:span><text:span text:style-name="T1">,</text:span><text:span text:style-name="T3">'🇰🇿'</text:span><text:span text:style-name="T1">,</text:span><text:span text:style-name="T3">'🇰🇪'</text:span><text:span text:style-name="T1">,</text:span><text:span text:style-name="T3">'🇰🇮'</text:span><text:span text:style-name="T1">,</text:span><text:span text:style-name="T3">'🇰🇼'</text:span><text:span text:style-name="T1">,</text:span><text:span text:style-name="T3">'🇰🇬'</text:span><text:span text:style-name="T1">,</text:span><text:span text:style-name="T3">'🇱🇦'</text:span><text:span text:style-name="T1">,</text:span><text:span text:style-name="T3">'🇱🇻'</text:span><text:span text:style-name="T1">,</text:span><text:span text:style-name="T3">'🇱🇧'</text:span><text:span text:style-name="T1">,</text:span><text:span text:style-name="T3">'🇱🇸'</text:span><text:span text:style-name="T1">,</text:span><text:span text:style-name="T3">'🇱🇷'</text:span><text:span text:style-name="T1">,</text:span><text:span text:style-name="T3">'🇱🇾'</text:span><text:span text:style-name="T1">,</text:span><text:span text:style-name="T3">'🇱🇮'</text:span><text:span text:style-name="T1">,</text:span><text:span text:style-name="T3">'🇱🇹'</text:span><text:span text:style-name="T1">,</text:span><text:span text:style-name="T3">'🇱🇺'</text:span><text:span text:style-name="T1">,</text:span><text:span text:style-name="T3">'🇲🇴'</text:span><text:span text:style-name="T1">,</text:span><text:span text:style-name="T3">'🇲🇰'</text:span><text:span text:style-name="T1">,</text:span><text:span text:style-name="T3">'🇲🇬'</text:span><text:span text:style-name="T1">,</text:span><text:span text:style-name="T3">'🇲🇼'</text:span><text:span text:style-name="T1">,</text:span><text:span text:style-name="T3">'🇲🇾'</text:span><text:span text:style-name="T1">,</text:span><text:span text:style-name="T3">'🇲🇻'</text:span><text:span text:style-name="T1">,</text:span><text:span text:style-name="T3">'🇲🇱'</text:span><text:span text:style-name="T1">,</text:span><text:span text:style-name="T3">'🇲🇹'</text:span><text:span text:style-name="T1">,</text:span><text:span text:style-name="T3">'🇲🇶'</text:span><text:span text:style-name="T1">,</text:span><text:span text:style-name="T3">'🇲🇷'</text:span><text:span text:style-name="T1">,</text:span><text:span text:style-name="T3">'🇲🇽'</text:span><text:span text:style-name="T1">,</text:span><text:span text:style-name="T3">'🇲🇩'</text:span><text:span text:style-name="T1">,</text:span><text:span text:style-name="T3">'🇲🇳'</text:span><text:span text:style-name="T1">,</text:span><text:span text:style-name="T3">'🇲🇪'</text:span><text:span text:style-name="T1">,</text:span><text:span text:style-name="T3">'🇲🇸'</text:span><text:span text:style-name="T1">,</text:span><text:span text:style-name="T3">'🇲🇦'</text:span><text:span text:style-name="T1">,</text:span><text:span text:style-name="T3">'🇲🇿'</text:span><text:span text:style-name="T1">,</text:span><text:span text:style-name="T3">'🇲🇲'</text:span><text:span text:style-name="T1">,</text:span><text:span text:style-name="T3">'🇳🇦'</text:span><text:span text:style-name="T1">,</text:span><text:span text:style-name="T3">'🇳🇵'</text:span><text:span text:style-name="T1">,</text:span><text:span text:style-name="T3">'🇳🇱'</text:span><text:span text:style-name="T1">,</text:span><text:span text:style-name="T3">'🇳🇨'</text:span><text:span text:style-name="T1">,</text:span><text:span text:style-name="T3">'🇳🇿'</text:span><text:span text:style-name="T1">,</text:span><text:span text:style-name="T3">'🇳🇮'</text:span><text:span text:style-name="T1">,</text:span><text:span text:style-name="T3">'🇳🇪'</text:span><text:span text:style-name="T1">,</text:span><text:span text:style-name="T3">'🇳🇬'</text:span><text:span text:style-name="T1">,</text:span><text:span text:style-name="T3">'🇳🇺'</text:span><text:span text:style-name="T1">,</text:span><text:span text:style-name="T3">'🇰🇵'</text:span><text:span text:style-name="T1">,</text:span><text:span text:style-name="T3">'🇲🇵'</text:span><text:span text:style-name="T1">,</text:span><text:span text:style-name="T3">'🇳🇴'</text:span><text:span text:style-name="T1">,</text:span><text:span text:style-name="T3">'🇴🇲'</text:span><text:span text:style-name="T1">,</text:span><text:span text:style-name="T3">'🇵🇰'</text:span><text:span text:style-name="T1">,</text:span><text:span text:style-name="T3">'🇵🇼'</text:span><text:span text:style-name="T1">,</text:span><text:span text:style-name="T3">'🇵🇸'</text:span><text:span text:style-name="T1">,</text:span><text:span text:style-name="T3">'🇵🇦'</text:span><text:span text:style-name="T1">,</text:span><text:span text:style-name="T3">'🇵🇬'</text:span><text:span text:style-name="T1">,</text:span><text:span text:style-name="T3">'🇵🇾'</text:span><text:span text:style-name="T1">,</text:span><text:span text:style-name="T3">'🇵🇪'</text:span><text:span text:style-name="T1">,</text:span><text:span text:style-name="T3">'🇵🇭'</text:span><text:span text:style-name="T1">,</text:span><text:span text:style-name="T3">'🇵🇱'</text:span><text:span text:style-name="T1">,</text:span><text:span text:style-name="T3">'🇵🇹'</text:span><text:span text:style-name="T1">,</text:span><text:span text:style-name="T3">'🇵🇷'</text:span><text:span text:style-name="T1">,</text:span><text:span text:style-name="T3">'🇶🇦'</text:span><text:span text:style-name="T1">,</text:span><text:span text:style-name="T3">'🇷🇪'</text:span><text:span text:style-name="T1">,</text:span><text:span text:style-name="T3">'🇷🇴'</text:span><text:span text:style-name="T1">,</text:span><text:span text:style-name="T3">'🇷🇺'</text:span><text:span text:style-name="T1">,</text:span><text:span text:style-name="T3">'🇷🇼'</text:span><text:span text:style-name="T1">,</text:span><text:span text:style-name="T3">'🇼🇸'</text:span><text:span text:style-name="T1">,</text:span><text:span text:style-name="T3">'🇸🇲'</text:span><text:span text:style-name="T1">,</text:span><text:span text:style-name="T3">'🇸🇹'</text:span><text:span text:style-name="T1">,</text:span><text:span text:style-name="T3">'🇸🇦'</text:span><text:span text:style-name="T1">,</text:span><text:span text:style-name="T3">'🇸🇳'</text:span><text:span text:style-name="T1">,</text:span><text:span text:style-name="T3">'🇷🇸'</text:span><text:span text:style-name="T1">,</text:span><text:span text:style-name="T3">'🇸🇨'</text:span><text:span text:style-name="T1">,</text:span><text:span text:style-name="T3">'🇸🇱'</text:span><text:span text:style-name="T1">,</text:span><text:span text:style-name="T3">'🇸🇬'</text:span><text:span text:style-name="T1">,</text:span><text:span text:style-name="T3">'🇸🇰'</text:span><text:span text:style-name="T1">,</text:span><text:span text:style-name="T3">'🇸🇮'</text:span><text:span text:style-name="T1">,</text:span><text:span text:style-name="T3">'🇸🇧'</text:span><text:span text:style-name="T1">,</text:span><text:span text:style-name="T3">'🇸🇴'</text:span><text:span text:style-name="T1">,</text:span><text:span text:style-name="T3">'🇿🇦'</text:span><text:span text:style-name="T1">,</text:span><text:span text:style-name="T3">'🇰🇷'</text:span><text:span text:style-name="T1">,</text:span><text:span text:style-name="T3">'🇸🇸'</text:span><text:span text:style-name="T1">,</text:span><text:span text:style-name="T3">'🇪🇸'</text:span><text:span text:style-name="T1">,</text:span><text:span text:style-name="T3">'🇱🇰'</text:span><text:span text:style-name="T1">,</text:span><text:span text:style-name="T3">'🇸🇩'</text:span><text:span text:style-name="T1">,</text:span><text:span text:style-name="T3">'🇸🇷'</text:span><text:span text:style-name="T1">,</text:span><text:span text:style-name="T3">'🇸🇿'</text:span><text:span text:style-name="T1">,</text:span><text:span text:style-name="T3">'🇸🇪'</text:span><text:span text:style-name="T1">,</text:span><text:span text:style-name="T3">'🇨🇭'</text:span><text:span text:style-name="T1">,</text:span><text:span text:style-name="T3">'🇸🇾'</text:span><text:span text:style-name="T1">,</text:span><text:span text:style-name="T3">'🇹🇯'</text:span><text:span text:style-name="T1">,</text:span><text:span text:style-name="T3">'🇹🇿'</text:span><text:span text:style-name="T1">,</text:span><text:span text:style-name="T3">'🇹🇭'</text:span><text:span text:style-name="T1">,</text:span><text:span text:style-name="T3">'🇹🇱'</text:span><text:span text:style-name="T1">,</text:span><text:span text:style-name="T3">'🇹🇬'</text:span><text:span text:style-name="T1">,</text:span><text:span text:style-name="T3">'🇹🇴'</text:span><text:span text:style-name="T1">,</text:span><text:span text:style-name="T3">'🇹🇹'</text:span><text:span text:style-name="T1">,</text:span><text:span text:style-name="T3">'🇹🇳'</text:span><text:span text:style-name="T1">,</text:span><text:span text:style-name="T3">'🇹🇷'</text:span><text:span text:style-name="T1">,</text:span><text:span text:style-name="T3">'🇹🇲'</text:span><text:span text:style-name="T1">,</text:span><text:span text:style-name="T3">'🇹🇨'</text:span><text:span text:style-name="T1">,</text:span><text:span text:style-name="T3">'🇹🇻'</text:span><text:span text:style-name="T1">,</text:span><text:span text:style-name="T3">'🇺🇬'</text:span><text:span text:style-name="T1">,</text:span><text:span text:style-name="T3">'🇺🇦'</text:span><text:span text:style-name="T1">,</text:span><text:span text:style-name="T3">'🇦🇪'</text:span><text:span text:style-name="T1">,</text:span><text:span text:style-name="T3">'🇬🇧'</text:span><text:span text:style-name="T1">,</text:span><text:span text:style-name="T3">'🇺🇾'</text:span><text:span text:style-name="T1">,</text:span><text:span text:style-name="T3">'🇺🇸'</text:span><text:span text:style-name="T1">,</text:span><text:span text:style-name="T3">'🇻🇮'</text:span><text:span text:style-name="T1">,</text:span><text:span text:style-name="T3">'🇺🇿'</text:span><text:span text:style-name="T1">,</text:span><text:span text:style-name="T3">'🇻🇨'</text:span><text:span text:style-name="T1">,</text:span><text:span text:style-name="T3">'🇻🇺'</text:span><text:span text:style-name="T1">,</text:span><text:span text:style-name="T3">'🇻🇪'</text:span><text:span text:style-name="T1">,</text:span><text:span text:style-name="T3">'🇻🇳'</text:span><text:span text:style-name="T1">,</text:span><text:span text:style-name="T3">'🇾🇪'</text:span><text:span text:style-name="T1">,</text:span><text:span text:style-name="T3">'🇿🇲'</text:span><text:span text:style-name="T1">,</text:span><text:span text:style-name="T3">'🇿🇼'</text:span><text:span text:style-name="T1">,</text:span><text:span text:style-name="T3">'🇦🇧'</text:span><text:span text:style-name="T1">,</text:span><text:span text:style-name="T3">'🇨🇩'</text:span><text:span text:style-name="T1">,</text:span><text:span text:style-name="T3">'🇪🇫'</text:span><text:span text:style-name="T1">,</text:span><text:span text:style-name="T3">'🇬🇭'</text:span><text:span text:style-name="T1">,</text:span><text:span text:style-name="T3">'🇮🇯'</text:span><text:span text:style-name="T1">,</text:span><text:span text:style-name="T3">'🇰🇱'</text:span><text:span text:style-name="T1">,</text:span><text:span text:style-name="T3">'🇲🇳'</text:span><text:span text:style-name="T1">,</text:span><text:span text:style-name="T3">'🇴🇵'</text:span><text:span text:style-name="T1">,</text:span><text:span text:style-name="T3">'🇶🇷'</text:span><text:span text:style-name="T1">,</text:span><text:span text:style-name="T3">'🇸🇹'</text:span><text:span text:style-name="T1">,</text:span><text:span text:style-name="T3">'🇺🇻'</text:span><text:span text:style-name="T1">,</text:span><text:span text:style-name="T3">'🇼🇽'</text:span><text:span text:style-name="T1">,</text:span><text:span text:style-name="T3">'🇾🇿'</text:span><text:span text:style-name="T1">,</text:span><text:span text:style-name="T3">'👨‍'</text:span><text:span text:style-name="T1">,</text:span><text:span text:style-name="T3">'👩‍'</text:span><text:span text:style-name="T1">,</text:span><text:span text:style-name="T3">'👦'</text:span><text:span text:style-name="T1">,</text:span><text:span text:style-name="T3">'👨'</text:span><text:span text:style-name="T1">,</text:span><text:span text:style-name="T3">'‍👩'</text:span><text:span text:style-name="T1">,</text:span><text:span text:style-name="T3">'‍👧'</text:span><text:span text:style-name="T1">,</text:span><text:span text:style-name="T3">'👨‍'</text:span><text:span text:style-name="T1">,</text:span><text:span text:style-name="T3">'👩‍'</text:span><text:span text:style-name="T1">,</text:span><text:span text:style-name="T3">'👦‍'</text:span><text:span text:style-name="T1">,</text:span><text:span text:style-name="T3">'👦'</text:span><text:span text:style-name="T1">,</text:span><text:span text:style-name="T3">'👨‍'</text:span><text:span text:style-name="T1">,</text:span><text:span text:style-name="T3">'👩‍'</text:span><text:span text:style-name="T1">,</text:span><text:span text:style-name="T3">'👧‍'</text:span><text:span text:style-name="T1">,</text:span><text:span text:style-name="T3">'👧'</text:span><text:span text:style-name="T1">,</text:span><text:span text:style-name="T3">'👩'</text:span><text:span text:style-name="T1">,</text:span><text:span text:style-name="T3">'‍👩'</text:span><text:span text:style-name="T1">,</text:span><text:span text:style-name="T3">'‍👦'</text:span><text:span text:style-name="T1">,</text:span><text:span text:style-name="T3">'👩‍'</text:span><text:span text:style-name="T1">,</text:span><text:span text:style-name="T3">'👩‍'</text:span><text:span text:style-name="T1">,</text:span><text:span text:style-name="T3">'👧'</text:span><text:span text:style-name="T1">,</text:span><text:span text:style-name="T3">'‍👩'</text:span><text:span text:style-name="T1">,</text:span><text:span text:style-name="T3">'‍👩'</text:span><text:span text:style-name="T1">,</text:span><text:span text:style-name="T3">'‍👧'</text:span><text:span text:style-name="T1">,</text:span><text:span text:style-name="T3">'‍👦'</text:span><text:span text:style-name="T1">,</text:span><text:span text:style-name="T3">'👩‍'</text:span><text:span text:style-name="T1">,</text:span><text:span text:style-name="T3">'👩‍'</text:span><text:span text:style-name="T1">,</text:span><text:span text:style-name="T3">'👦‍'</text:span><text:span text:style-name="T1">,</text:span><text:span text:style-name="T3">'‍👦'</text:span><text:span text:style-name="T1">,</text:span><text:span text:style-name="T3">'‍👩'</text:span><text:span text:style-name="T1">,</text:span><text:span text:style-name="T3">'‍👩'</text:span><text:span text:style-name="T1">,</text:span><text:span text:style-name="T3">'‍👧'</text:span><text:span text:style-name="T1">,</text:span><text:span text:style-name="T3">'‍👧'</text:span><text:span text:style-name="T1">,</text:span><text:span text:style-name="T3">'👨‍'</text:span><text:span text:style-name="T1">,</text:span><text:span text:style-name="T3">'👨‍'</text:span><text:span text:style-name="T1">,</text:span><text:span text:style-name="T3">'👦'</text:span><text:span text:style-name="T1">,</text:span><text:span text:style-name="T3">'‍👨'</text:span><text:span text:style-name="T1">,</text:span><text:span text:style-name="T3">'‍👨'</text:span><text:span text:style-name="T1">,</text:span><text:span text:style-name="T3">'‍👧'</text:span><text:span text:style-name="T1">,</text:span><text:span text:style-name="T3">'👨‍'</text:span><text:span text:style-name="T1">,</text:span><text:span text:style-name="T3">'👨‍'</text:span><text:span text:style-name="T1">,</text:span><text:span text:style-name="T3">'👧‍'</text:span><text:span text:style-name="T1">,</text:span><text:span text:style-name="T3">'👦'</text:span><text:span text:style-name="T1">,</text:span><text:span text:style-name="T3">'‍👨'</text:span><text:span text:style-name="T1">,</text:span><text:span text:style-name="T3">'‍👨'</text:span><text:span text:style-name="T1">,</text:span><text:span text:style-name="T3">'‍👦'</text:span><text:span text:style-name="T1">,</text:span><text:span text:style-name="T3">'‍👦'</text:span><text:span text:style-name="T1">,</text:span><text:span text:style-name="T3">'👨‍'</text:span><text:span text:style-name="T1">,</text:span><text:span text:style-name="T3">'👨‍'</text:span><text:span text:style-name="T1">,</text:span><text:span text:style-name="T3">'👧‍'</text:span><text:span text:style-name="T1">,</text:span><text:span text:style-name="T3">'👧'</text:span><text:span text:style-name="T1">,</text:span><text:span text:style-name="T3">'‍👩'</text:span><text:span text:style-name="T1">,</text:span><text:span text:style-name="T3">'‍❤'</text:span><text:span text:style-name="T1">,</text:span><text:span text:style-name="T3">'‍👩'</text:span><text:span text:style-name="T1">,</text:span><text:span text:style-name="T3">'👨‍'</text:span><text:span text:style-name="T1">,</text:span><text:span text:style-name="T3">'❤‍'</text:span><text:span text:style-name="T1">,</text:span><text:span text:style-name="T3">'👨'</text:span><text:span text:style-name="T1">,</text:span><text:span text:style-name="T3">'‍👩'</text:span><text:span text:style-name="T1">,</text:span><text:span text:style-name="T3">'‍❤'</text:span><text:span text:style-name="T1">,</text:span><text:span text:style-name="T3">'‍💋'</text:span><text:span text:style-name="T1">,</text:span><text:span text:style-name="T3">'‍👩'</text:span><text:span text:style-name="T1">,</text:span><text:span text:style-name="T3">'👨‍'</text:span><text:span text:style-name="T1">,</text:span><text:span text:style-name="T3">'❤‍'</text:span><text:span text:style-name="T1">,</text:span><text:span text:style-name="T3">'💋‍'</text:span><text:span text:style-name="T1">,</text:span><text:span text:style-name="T3">'👨'</text:span><text:span text:style-name="T1">,</text:span><text:span text:style-name="T3">'🖖'</text:span><text:span text:style-name="T1">,</text:span><text:span text:style-name="T3">'🏻'</text:span><text:span text:style-name="T1">,</text:span><text:span text:style-name="T3">'🖖'</text:span><text:span text:style-name="T1">,</text:span><text:span text:style-name="T3">'🏼'</text:span><text:span text:style-name="T1">,</text:span><text:span text:style-name="T3">'🖖'</text:span><text:span text:style-name="T1">,</text:span><text:span text:style-name="T3">'🏽'</text:span><text:span text:style-name="T1">,</text:span><text:span text:style-name="T3">'🖖'</text:span><text:span text:style-name="T1">,</text:span><text:span text:style-name="T3">'🏾'</text:span><text:span text:style-name="T1">,</text:span><text:span text:style-name="T3">'🖖'</text:span><text:span text:style-name="T1">,</text:span><text:span text:style-name="T3">'🏿'</text:span><text:span text:style-name="T1">,</text:span><text:span text:style-name="T3">'🖖'</text:span><text:span text:style-name="T1">,</text:span><text:span text:style-name="T3">'🖕'</text:span><text:span text:style-name="T1">,</text:span><text:span text:style-name="T3">'🏻'</text:span><text:span text:style-name="T1">,</text:span><text:span text:style-name="T3">'🖕'</text:span><text:span text:style-name="T1">,</text:span><text:span text:style-name="T3">'🏼'</text:span><text:span text:style-name="T1">,</text:span><text:span text:style-name="T3">'🖕'</text:span><text:span text:style-name="T1">,</text:span><text:span text:style-name="T3">'🏽'</text:span><text:span text:style-name="T1">,</text:span><text:span text:style-name="T3">'🖕'</text:span><text:span text:style-name="T1">,</text:span><text:span text:style-name="T3">'🏾'</text:span><text:span text:style-name="T1">,</text:span><text:span text:style-name="T3">'🖕'</text:span><text:span text:style-name="T1">,</text:span><text:span text:style-name="T3">'🏿'</text:span><text:span text:style-name="T1">,</text:span><text:span text:style-name="T3">'🖕'</text:span><text:span text:style-name="T1">,</text:span><text:span text:style-name="T3">'🙂'</text:span><text:span text:style-name="T1">,</text:span><text:span text:style-name="T3">'🤗'</text:span><text:span text:style-name="T1">,</text:span><text:span text:style-name="T3">'🤔'</text:span><text:span text:style-name="T1">,</text:span><text:span text:style-name="T3">'🙄'</text:span><text:span text:style-name="T1">,</text:span><text:span text:style-name="T3">'🤐'</text:span><text:span text:style-name="T1">,</text:span><text:span text:style-name="T3">'🤓'</text:span><text:span text:style-name="T1">,</text:span><text:span text:style-name="T3">'☹'</text:span><text:span text:style-name="T1">,</text:span><text:span text:style-name="T3">'🙁'</text:span><text:span text:style-name="T1">,</text:span><text:span text:style-name="T3">'🙃'</text:span><text:span text:style-name="T1">,</text:span><text:span text:style-name="T3">'🤒'</text:span><text:span text:style-name="T1">,</text:span><text:span text:style-name="T3">'🤕'</text:span><text:span text:style-name="T1">,</text:span><text:span text:style-name="T3">'🤑'</text:span><text:span text:style-name="T1">,</text:span><text:span text:style-name="T3">'⛑'</text:span><text:span text:style-name="T1">,</text:span><text:span text:style-name="T3">'🕵'</text:span><text:span text:style-name="T1">,</text:span><text:span text:style-name="T3">'🗣'</text:span><text:span text:style-name="T1">,</text:span><text:span text:style-name="T3">'🕴'</text:span><text:span text:style-name="T1">,</text:span><text:span text:style-name="T3">'🤘'</text:span><text:span text:style-name="T1">,</text:span><text:span text:style-name="T3">'🏻'</text:span><text:span text:style-name="T1">,</text:span><text:span text:style-name="T3">'🤘'</text:span><text:span text:style-name="T1">,</text:span><text:span text:style-name="T3">'🏼'</text:span><text:span text:style-name="T1">,</text:span><text:span text:style-name="T3">'🤘'</text:span><text:span text:style-name="T1">,</text:span><text:span text:style-name="T3">'🏽'</text:span><text:span text:style-name="T1">,</text:span><text:span text:style-name="T3">'🤘'</text:span><text:span text:style-name="T1">,</text:span><text:span text:style-name="T3">'🏾'</text:span><text:span text:style-name="T1">,</text:span><text:span text:style-name="T3">'🤘'</text:span><text:span text:style-name="T1">,</text:span><text:span text:style-name="T3">'🏿'</text:span><text:span text:style-name="T1">,</text:span><text:span text:style-name="T3">'🤘'</text:span><text:span text:style-name="T1">,</text:span><text:span text:style-name="T3">'🖐'</text:span><text:span text:style-name="T1">,</text:span><text:span text:style-name="T3">'🏻'</text:span><text:span text:style-name="T1">,</text:span><text:span text:style-name="T3">'🖐'</text:span><text:span text:style-name="T1">,</text:span><text:span text:style-name="T3">'🏼'</text:span><text:span text:style-name="T1">,</text:span><text:span text:style-name="T3">'🖐'</text:span><text:span text:style-name="T1">,</text:span><text:span text:style-name="T3">'🏽'</text:span><text:span text:style-name="T1">,</text:span><text:span text:style-name="T3">'🖐'</text:span><text:span text:style-name="T1">,</text:span><text:span text:style-name="T3">'🏾'</text:span><text:span text:style-name="T1">,</text:span><text:span text:style-name="T3">'🖐'</text:span><text:span text:style-name="T1">,</text:span><text:span text:style-name="T3">'🏿'</text:span><text:span text:style-name="T1">,</text:span><text:span text:style-name="T3">'🖐'</text:span><text:span text:style-name="T1">,</text:span><text:span text:style-name="T3">'✍'</text:span><text:span text:style-name="T1">,</text:span><text:span text:style-name="T3">'🏻'</text:span><text:span text:style-name="T1">,</text:span><text:span text:style-name="T3">'✍'</text:span><text:span text:style-name="T1">,</text:span><text:span text:style-name="T3">'🏼'</text:span><text:span text:style-name="T1">,</text:span><text:span text:style-name="T3">'✍'</text:span><text:span text:style-name="T1">,</text:span><text:span text:style-name="T3">'🏽'</text:span><text:span text:style-name="T1">,</text:span><text:span text:style-name="T3">'✍'</text:span><text:span text:style-name="T1">,</text:span><text:span text:style-name="T3">'🏾'</text:span><text:span text:style-name="T1">,</text:span><text:span text:style-name="T3">'✍'</text:span><text:span text:style-name="T1">,</text:span><text:span text:style-name="T3">'🏿'</text:span><text:span text:style-name="T1">,</text:span><text:span text:style-name="T3">'✍'</text:span><text:span text:style-name="T1">,</text:span><text:span text:style-name="T3">'👁'</text:span><text:span text:style-name="T1">,</text:span><text:span text:style-name="T3">'❣'</text:span><text:span text:style-name="T1">,</text:span><text:span text:style-name="T3">'🕳'</text:span><text:span text:style-name="T1">,</text:span><text:span text:style-name="T3">'🗯'</text:span><text:span text:style-name="T1">,</text:span><text:span text:style-name="T3">'🕶'</text:span><text:span text:style-name="T1">,</text:span><text:span text:style-name="T3">'🛍'</text:span><text:span text:style-name="T1">,</text:span><text:span text:style-name="T3">'📿'</text:span><text:span text:style-name="T1">,</text:span><text:span text:style-name="T3">'☠'</text:span><text:span text:style-name="T1">,</text:span><text:span text:style-name="T3">'🤖'</text:span><text:span text:style-name="T1">,</text:span><text:span text:style-name="T3">'🦁'</text:span><text:span text:style-name="T1">,</text:span><text:span text:style-name="T3">'🦄'</text:span><text:span text:style-name="T1">,</text:span><text:span text:style-name="T3">'🐿'</text:span><text:span text:style-name="T1">,</text:span><text:span text:style-name="T3">'🦃'</text:span><text:span text:style-name="T1">,</text:span><text:span text:style-name="T3">'🕊'</text:span><text:span text:style-name="T1">,</text:span><text:span text:style-name="T3">'🦀'</text:span><text:span text:style-name="T1">,</text:span><text:span text:style-name="T3">'🕷'</text:span><text:span text:style-name="T1">,</text:span><text:span text:style-name="T3">'🕸'</text:span><text:span text:style-name="T1">,</text:span><text:span text:style-name="T3">'🦂'</text:span><text:span text:style-name="T1">,</text:span><text:span text:style-name="T3">'🏵'</text:span><text:span text:style-name="T1">,</text:span><text:span text:style-name="T3">'☘'</text:span><text:span text:style-name="T1">,</text:span><text:span text:style-name="T3">'🌶'</text:span><text:span text:style-name="T1">,</text:span><text:span text:style-name="T3">'🧀'</text:span><text:span text:style-name="T1">,</text:span><text:span text:style-name="T3">'🌭'</text:span><text:span text:style-name="T1">,</text:span><text:span text:style-name="T3">'🌮'</text:span><text:span text:style-name="T1">,</text:span><text:span text:style-name="T3">'🌯'</text:span><text:span text:style-name="T1">,</text:span><text:span text:style-name="T3">'🍿'</text:span><text:span text:style-name="T1">,</text:span><text:span text:style-name="T3">'🍾'</text:span><text:span text:style-name="T1">,</text:span><text:span text:style-name="T3">'🍽'</text:span><text:span text:style-name="T1">,</text:span><text:span text:style-name="T3">'🏺'</text:span><text:span text:style-name="T1">,</text:span><text:span text:style-name="T3">'🗺'</text:span><text:span text:style-name="T1">,</text:span><text:span text:style-name="T3">'🏔'</text:span><text:span text:style-name="T1">,</text:span><text:span text:style-name="T3">'⛰'</text:span><text:span text:style-name="T1">,</text:span><text:span text:style-name="T3">'🏕'</text:span><text:span text:style-name="T1">,</text:span><text:span text:style-name="T3">'🏖'</text:span><text:span text:style-name="T1">,</text:span><text:span text:style-name="T3">'🏜'</text:span><text:span text:style-name="T1">,</text:span><text:span text:style-name="T3">'🏝'</text:span><text:span text:style-name="T1">,</text:span><text:span text:style-name="T3">'🏞'</text:span><text:span text:style-name="T1">,</text:span><text:span text:style-name="T3">'🏟'</text:span><text:span text:style-name="T1">,</text:span><text:span text:style-name="T3">'🏛'</text:span><text:span text:style-name="T1">,</text:span><text:span text:style-name="T3">'🏗'</text:span><text:span text:style-name="T1">,</text:span><text:span text:style-name="T3">'🏘'</text:span><text:span text:style-name="T1">,</text:span><text:span text:style-name="T3">'🏙'</text:span><text:span text:style-name="T1">,</text:span><text:span text:style-name="T3">'🏚'</text:span><text:span text:style-name="T1">,</text:span><text:span text:style-name="T3">'🛐'</text:span><text:span text:style-name="T1">,</text:span><text:span text:style-name="T3">'🕋'</text:span><text:span text:style-name="T1">,</text:span><text:span text:style-name="T3">'🕌'</text:span><text:span text:style-name="T1">,</text:span><text:span text:style-name="T3">'🕍'</text:span><text:span text:style-name="T1">,</text:span><text:span text:style-name="T3">'🖼'</text:span><text:span text:style-name="T1">,</text:span><text:span text:style-name="T3">'🛢'</text:span><text:span text:style-name="T1">,</text:span><text:span text:style-name="T3">'🛣'</text:span><text:span text:style-name="T1">,</text:span><text:span text:style-name="T3">'🛤'</text:span><text:span text:style-name="T1">,</text:span><text:span text:style-name="T3">'🛳'</text:span><text:span text:style-name="T1">,</text:span><text:span text:style-name="T3">'⛴'</text:span><text:span text:style-name="T1">,</text:span><text:span text:style-name="T3">'🛥'</text:span><text:span text:style-name="T1">,</text:span><text:span text:style-name="T3">'🛩'</text:span><text:span text:style-name="T1">,</text:span><text:span text:style-name="T3">'🛫'</text:span><text:span text:style-name="T1">,</text:span><text:span text:style-name="T3">'🛬'</text:span><text:span text:style-name="T1">,</text:span><text:span text:style-name="T3">'🛰'</text:span><text:span text:style-name="T1">,</text:span><text:span text:style-name="T3">'🛎'</text:span><text:span text:style-name="T1">,</text:span><text:span text:style-name="T3">'🛌'</text:span><text:span text:style-name="T1">,</text:span><text:span text:style-name="T3">'🛏'</text:span><text:span text:style-name="T1">,</text:span><text:span text:style-name="T3">'🛋'</text:span><text:span text:style-name="T1">,</text:span><text:span text:style-name="T3">'⏱'</text:span><text:span text:style-name="T1">,</text:span><text:span text:style-name="T3">'⏲'</text:span><text:span text:style-name="T1">,</text:span><text:span text:style-name="T3">'🕰'</text:span><text:span text:style-name="T1">,</text:span><text:span text:style-name="T3">'🌡'</text:span><text:span text:style-name="T1">,</text:span><text:span text:style-name="T3">'⛈'</text:span><text:span text:style-name="T1">,</text:span><text:span text:style-name="T3">'🌤'</text:span><text:span text:style-name="T1">,</text:span><text:span text:style-name="T3">'🌥'</text:span><text:span text:style-name="T1">,</text:span><text:span text:style-name="T3">'🌦'</text:span><text:span text:style-name="T1">,</text:span><text:span text:style-name="T3">'🌧'</text:span><text:span text:style-name="T1">,</text:span><text:span text:style-name="T3">'🌨'</text:span><text:span text:style-name="T1">,</text:span><text:span text:style-name="T3">'🌩'</text:span><text:span text:style-name="T1">,</text:span><text:span text:style-name="T3">'🌪'</text:span><text:span text:style-name="T1">,</text:span><text:span text:style-name="T3">'🌫'</text:span><text:span text:style-name="T1">,</text:span><text:span text:style-name="T3">'🌬'</text:span><text:span text:style-name="T1">,</text:span><text:span text:style-name="T3">'☂'</text:span><text:span text:style-name="T1">,</text:span><text:span text:style-name="T3">'⛱'</text:span><text:span text:style-name="T1">,</text:span><text:span text:style-name="T3">'☃'</text:span><text:span text:style-name="T1">,</text:span><text:span text:style-name="T3">'☄'</text:span><text:span text:style-name="T1">,</text:span><text:span text:style-name="T3">'🕎'</text:span><text:span text:style-name="T1">,</text:span><text:span text:style-name="T3">'🎖'</text:span><text:span text:style-name="T1">,</text:span><text:span text:style-name="T3">'🎗'</text:span><text:span text:style-name="T1">,</text:span><text:span text:style-name="T3">'🎞'</text:span><text:span text:style-name="T1">,</text:span><text:span text:style-name="T3">'🎟'</text:span><text:span text:style-name="T1">,</text:span><text:span text:style-name="T3">'🏷'</text:span><text:span text:style-name="T1">,</text:span><text:span text:style-name="T3">'🏌'</text:span><text:span text:style-name="T1">,</text:span><text:span text:style-name="T3">'⛸'</text:span><text:span text:style-name="T1">,</text:span><text:span text:style-name="T3">'⛷'</text:span><text:span text:style-name="T1">,</text:span><text:span text:style-name="T3">'⛹'</text:span><text:span text:style-name="T1">,</text:span><text:span text:style-name="T3">'🏋'</text:span><text:span text:style-name="T1">,</text:span><text:span text:style-name="T3">'🏎'</text:span><text:span text:style-name="T1">,</text:span><text:span text:style-name="T3">'🏍'</text:span><text:span text:style-name="T1">,</text:span><text:span text:style-name="T3">'🏅'</text:span><text:span text:style-name="T1">,</text:span><text:span text:style-name="T3">'🏏'</text:span><text:span text:style-name="T1">,</text:span><text:span text:style-name="T3">'🏐'</text:span><text:span text:style-name="T1">,</text:span><text:span text:style-name="T3">'🏑'</text:span><text:span text:style-name="T1">,</text:span><text:span text:style-name="T3">'🏒'</text:span><text:span text:style-name="T1">,</text:span><text:span text:style-name="T3">'🏓'</text:span><text:span text:style-name="T1">,</text:span><text:span text:style-name="T3">'🏸'</text:span><text:span text:style-name="T1">,</text:span><text:span text:style-name="T3">'🕹'</text:span><text:span text:style-name="T1">,</text:span><text:span text:style-name="T3">'⏭'</text:span><text:span text:style-name="T1">,</text:span><text:span text:style-name="T3">'⏯'</text:span><text:span text:style-name="T1">,</text:span><text:span text:style-name="T3">'⏮'</text:span><text:span text:style-name="T1">,</text:span><text:span text:style-name="T3">'⏸'</text:span><text:span text:style-name="T1">,</text:span><text:span text:style-name="T3">'⏹'</text:span><text:span text:style-name="T1">,</text:span><text:span text:style-name="T3">'⏺'</text:span><text:span text:style-name="T1">,</text:span><text:span text:style-name="T3">'🎙'</text:span><text:span text:style-name="T1">,</text:span><text:span text:style-name="T3">'🎚'</text:span><text:span text:style-name="T1">,</text:span><text:span text:style-name="T3">'🎛'</text:span><text:span text:style-name="T1">,</text:span><text:span text:style-name="T3">'🖥'</text:span><text:span text:style-name="T1">,</text:span><text:span text:style-name="T3">'🖨'</text:span><text:span text:style-name="T1">,</text:span><text:span text:style-name="T3">'⌨'</text:span><text:span text:style-name="T1">,</text:span><text:span text:style-name="T3">'🖱'</text:span><text:span text:style-name="T1">,</text:span><text:span text:style-name="T3">'🖲'</text:span><text:span text:style-name="T1">,</text:span><text:span text:style-name="T3">'📽'</text:span><text:span text:style-name="T1">,</text:span><text:span text:style-name="T3">'📸'</text:span><text:span text:style-name="T1">,</text:span><text:span text:style-name="T3">'🕯'</text:span><text:span text:style-name="T1">,</text:span><text:span text:style-name="T3">'🗞'</text:span><text:span text:style-name="T1">,</text:span><text:span text:style-name="T3">'🗳'</text:span><text:span text:style-name="T1">,</text:span><text:span text:style-name="T3">'🖋'</text:span><text:span text:style-name="T1">,</text:span><text:span text:style-name="T3">'🖊'</text:span><text:span text:style-name="T1">,</text:span><text:span text:style-name="T3">'🖌'</text:span><text:span text:style-name="T1">,</text:span><text:span text:style-name="T3">'🖍'</text:span><text:span text:style-name="T1">,</text:span><text:span text:style-name="T3">'🗂'</text:span><text:span text:style-name="T1">,</text:span><text:span text:style-name="T3">'🗒'</text:span><text:span text:style-name="T1">,</text:span><text:span text:style-name="T3">'🗓'</text:span><text:span text:style-name="T1">,</text:span><text:span text:style-name="T3">'🖇'</text:span><text:span text:style-name="T1">,</text:span><text:span text:style-name="T3">'🗃'</text:span><text:span text:style-name="T1">,</text:span><text:span text:style-name="T3">'🗄'</text:span><text:span text:style-name="T1">,</text:span><text:span text:style-name="T3">'🗑'</text:span><text:span text:style-name="T1">,</text:span><text:span text:style-name="T3">'🗝'</text:span><text:span text:style-name="T1">,</text:span><text:span text:style-name="T3">'⛏'</text:span><text:span text:style-name="T1">,</text:span><text:span text:style-name="T3">'⚒'</text:span><text:span text:style-name="T1">,</text:span><text:span text:style-name="T3">'🛠'</text:span><text:span text:style-name="T1">,</text:span><text:span text:style-name="T3">'⚙'</text:span><text:span text:style-name="T1">,</text:span><text:span text:style-name="T3">'🗜'</text:span><text:span text:style-name="T1">,</text:span><text:span text:style-name="T3">'⚗'</text:span><text:span text:style-name="T1">,</text:span><text:span text:style-name="T3">'⚖'</text:span><text:span text:style-name="T1">,</text:span><text:span text:style-name="T3">'⛓'</text:span><text:span text:style-name="T1">,</text:span><text:span text:style-name="T3">'🗡'</text:span><text:span text:style-name="T1">,</text:span><text:span text:style-name="T3">'⚔'</text:span><text:span text:style-name="T1">,</text:span><text:span text:style-name="T3">'🛡'</text:span><text:span text:style-name="T1">,</text:span><text:span text:style-name="T3">'🏹'</text:span><text:span text:style-name="T1">,</text:span><text:span text:style-name="T3">'⚰'</text:span><text:span text:style-name="T1">,</text:span><text:span text:style-name="T3">'⚱'</text:span><text:span text:style-name="T1">,</text:span><text:span text:style-name="T3">'🏳'</text:span><text:span text:style-name="T1">,</text:span><text:span text:style-name="T3">'🏴'</text:span><text:span text:style-name="T1">,</text:span><text:span text:style-name="T3">'⚜'</text:span><text:span text:style-name="T1">,</text:span><text:span text:style-name="T3">'⚛'</text:span><text:span text:style-name="T1">,</text:span><text:span text:style-name="T3">'🕉'</text:span><text:span text:style-name="T1">,</text:span><text:span text:style-name="T3">'✡'</text:span><text:span text:style-name="T1">,</text:span><text:span text:style-name="T3">'☸'</text:span><text:span text:style-name="T1">,</text:span><text:span text:style-name="T3">'☯'</text:span><text:span text:style-name="T1">,</text:span><text:span text:style-name="T3">'✝'</text:span><text:span text:style-name="T1">,</text:span><text:span text:style-name="T3">'☦'</text:span><text:span text:style-name="T1">,</text:span><text:span text:style-name="T3">'⛩'</text:span><text:span text:style-name="T1">,</text:span><text:span text:style-name="T3">'☪'</text:span><text:span text:style-name="T1">,</text:span><text:span text:style-name="T3">'☮'</text:span><text:span text:style-name="T1">,</text:span><text:span text:style-name="T3">'☢'</text:span><text:span text:style-name="T1">,</text:span><text:span text:style-name="T3">'☣'</text:span><text:span text:style-name="T1">,</text:span><text:span text:style-name="T3">'🗨'</text:span><text:span text:style-name="T1">,</text:span><text:span text:style-name="T3">'👁'</text:span><text:span text:style-name="T1">,</text:span><text:span text:style-name="T3">'‍'</text:span><text:span text:style-name="T1">,</text:span><text:span text:style-name="T3">'🗨'</text:span><text:span text:style-name="T1">]</text:span>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4T16:47:22.014931339</meta:creation-date>
    <dc:date>2017-02-04T18:40:35.433003781</dc:date>
    <meta:editing-duration>PT1H11M36S</meta:editing-duration>
    <meta:editing-cycles>1</meta:editing-cycles>
    <meta:document-statistic meta:table-count="0" meta:image-count="0" meta:object-count="0" meta:page-count="4" meta:paragraph-count="1" meta:word-count="683" meta:character-count="7792" meta:non-whitespace-character-count="7790"/>
    <meta:generator>LibreOffice/5.1.4.2$Linux_X86_64 LibreOffice_project/10m0$Build-2</meta:generator>
  </office:meta>
</office:document-meta>
</file>